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roman"/>
    <style:font-face style:name="Cambria" svg:font-family="Cambria" style:font-family-generic="roman"/>
    <style:font-face style:name="Times New Roman"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6.298cm" fo:margin-left="0cm" fo:margin-top="0cm" fo:margin-bottom="0cm" table:align="left"/>
    </style:style>
    <style:style style:name="Table1.A" style:family="table-column">
      <style:table-column-properties style:column-width="7.477cm"/>
    </style:style>
    <style:style style:name="Table1.B" style:family="table-column">
      <style:table-column-properties style:column-width="4.763cm"/>
    </style:style>
    <style:style style:name="Table1.C" style:family="table-column">
      <style:table-column-properties style:column-width="4.059cm"/>
    </style:style>
    <style:style style:name="Table1.1" style:family="table-row">
      <style:table-row-properties style:min-row-height="0.743cm" fo:keep-together="auto"/>
    </style:style>
    <style:style style:name="Table1.A1" style:family="table-cell">
      <style:table-cell-properties style:vertical-align="bottom" fo:padding="0cm" fo:border="1pt solid #4f81bd"/>
    </style:style>
    <style:style style:name="Table1.B1" style:family="table-cell">
      <style:table-cell-properties style:vertical-align="bottom" fo:padding="0cm" fo:border-left="none" fo:border-right="1pt solid #4f81bd" fo:border-top="1pt solid #4f81bd" fo:border-bottom="1pt solid #4f81bd"/>
    </style:style>
    <style:style style:name="Table1.2" style:family="table-row">
      <style:table-row-properties style:min-row-height="0.473cm" fo:keep-together="auto"/>
    </style:style>
    <style:style style:name="Table1.A2" style:family="table-cell">
      <style:table-cell-properties style:vertical-align="bottom" fo:background-color="#d3dfee" fo:padding="0cm" fo:border-left="1pt solid #4f81bd" fo:border-right="1pt solid #4f81bd" fo:border-top="none" fo:border-bottom="1pt solid #4f81bd">
        <style:background-image/>
      </style:table-cell-properties>
    </style:style>
    <style:style style:name="Table1.B2" style:family="table-cell">
      <style:table-cell-properties style:vertical-align="bottom" fo:background-color="#d3dfee" fo:padding="0cm" fo:border-left="none" fo:border-right="1pt solid #4f81bd" fo:border-top="none" fo:border-bottom="1pt solid #4f81bd">
        <style:background-image/>
      </style:table-cell-properties>
    </style:style>
    <style:style style:name="Table1.A3" style:family="table-cell">
      <style:table-cell-properties style:vertical-align="bottom" fo:padding="0cm" fo:border-left="1pt solid #4f81bd" fo:border-right="1pt solid #4f81bd" fo:border-top="none" fo:border-bottom="1pt solid #4f81bd"/>
    </style:style>
    <style:style style:name="Table1.B3" style:family="table-cell">
      <style:table-cell-properties style:vertical-align="bottom" fo:padding="0cm" fo:border-left="none" fo:border-right="1pt solid #4f81bd" fo:border-top="none" fo:border-bottom="1pt solid #4f81bd"/>
    </style:style>
    <style:style style:name="Table1.C3" style:family="table-cell">
      <style:table-cell-properties style:vertical-align="bottom" fo:padding="0cm" fo:border-left="none" fo:border-right="1pt solid #4f81bd" fo:border-top="none" fo:border-bottom="1pt solid #4f81bd"/>
    </style:style>
    <style:style style:name="Table1.5" style:family="table-row">
      <style:table-row-properties style:min-row-height="0.476cm" fo:keep-together="auto"/>
    </style:style>
    <style:style style:name="Table1.A5" style:family="table-cell">
      <style:table-cell-properties style:vertical-align="bottom" fo:padding="0cm" fo:border-left="1pt solid #4f81bd" fo:border-right="1pt solid #4f81bd" fo:border-top="none" fo:border-bottom="1pt solid #4f81bd"/>
    </style:style>
    <style:style style:name="Table1.B5" style:family="table-cell">
      <style:table-cell-properties style:vertical-align="bottom" fo:padding="0cm" fo:border-left="none" fo:border-right="1pt solid #4f81bd" fo:border-top="none" fo:border-bottom="1pt solid #4f81bd"/>
    </style:style>
    <style:style style:name="Table1.C5" style:family="table-cell">
      <style:table-cell-properties style:vertical-align="bottom" fo:padding="0cm" fo:border-left="none" fo:border-right="1pt solid #4f81bd" fo:border-top="none" fo:border-bottom="1pt solid #4f81bd"/>
    </style:style>
    <style:style style:name="Table1.6" style:family="table-row">
      <style:table-row-properties style:min-row-height="0.474cm" fo:keep-together="auto"/>
    </style:style>
    <style:style style:name="P1" style:family="paragraph" style:parent-style-name="Standard">
      <style:paragraph-properties fo:text-align="justify" style:justify-single-word="false"/>
      <style:text-properties style:font-name="Bitstream Charter" fo:font-size="11pt" officeooo:rsid="001a5da1" officeooo:paragraph-rsid="001697b2" style:font-size-asian="11pt" style:font-size-complex="11pt"/>
    </style:style>
    <style:style style:name="P2" style:family="paragraph" style:parent-style-name="Standard">
      <style:paragraph-properties fo:text-align="justify" style:justify-single-word="false"/>
      <style:text-properties style:font-name="Bitstream Charter" fo:font-size="11pt" officeooo:rsid="0021b1d5" officeooo:paragraph-rsid="001697b2" style:font-size-asian="11pt" style:font-size-complex="11pt"/>
    </style:style>
    <style:style style:name="P3" style:family="paragraph" style:parent-style-name="Standard">
      <style:paragraph-properties fo:text-align="justify" style:justify-single-word="false"/>
      <style:text-properties style:font-name="Bitstream Charter" fo:font-size="11pt" officeooo:rsid="001c3e7e" officeooo:paragraph-rsid="001697b2" style:font-size-asian="11pt" style:font-size-complex="11pt"/>
    </style:style>
    <style:style style:name="P4" style:family="paragraph" style:parent-style-name="Standard">
      <style:paragraph-properties fo:text-align="justify" style:justify-single-word="false"/>
      <style:text-properties style:font-name="Bitstream Charter" fo:font-size="11pt" officeooo:rsid="001d571f" officeooo:paragraph-rsid="001697b2" style:font-size-asian="11pt" style:font-size-complex="11pt"/>
    </style:style>
    <style:style style:name="P5" style:family="paragraph" style:parent-style-name="Standard">
      <style:paragraph-properties fo:text-align="justify" style:justify-single-word="false"/>
      <style:text-properties style:font-name="Bitstream Charter" fo:font-size="11pt" officeooo:rsid="001f5471" officeooo:paragraph-rsid="001697b2" style:font-size-asian="11pt" style:font-size-complex="11pt"/>
    </style:style>
    <style:style style:name="P6" style:family="paragraph" style:parent-style-name="Standard">
      <style:paragraph-properties fo:margin-left="0cm" fo:margin-right="0cm" fo:text-align="justify" style:justify-single-word="false" fo:text-indent="0cm" style:auto-text-indent="false"/>
      <style:text-properties style:font-name="Bitstream Charter" fo:font-size="11pt" fo:font-weight="bold" officeooo:rsid="0021b1d5" officeooo:paragraph-rsid="001697b2" style:font-size-asian="11pt" style:font-weight-asian="bold" style:font-size-complex="11pt"/>
    </style:style>
    <style:style style:name="P7" style:family="paragraph" style:parent-style-name="Standard">
      <style:paragraph-properties fo:margin-left="0cm" fo:margin-right="0cm" fo:line-height="110%" fo:text-align="justify" style:justify-single-word="false" fo:text-indent="0cm" style:auto-text-indent="false"/>
      <style:text-properties style:font-name="Bitstream Charter" fo:font-size="11pt" style:font-size-asian="11pt" style:font-size-complex="11pt"/>
    </style:style>
    <style:style style:name="P8" style:family="paragraph" style:parent-style-name="template">
      <style:paragraph-properties fo:margin-left="0cm" fo:margin-right="0cm" fo:text-align="justify" style:justify-single-word="false" fo:text-indent="0cm" style:auto-text-indent="false"/>
      <style:text-properties style:font-name="Bitstream Charter" fo:font-size="11pt" fo:font-weight="bold" officeooo:rsid="0021b1d5" officeooo:paragraph-rsid="00328c22" style:font-size-asian="11pt" style:font-weight-asian="bold" style:font-size-complex="11pt"/>
    </style:style>
    <style:style style:name="P9" style:family="paragraph" style:parent-style-name="Standard">
      <style:paragraph-properties fo:margin-left="0cm" fo:margin-right="0.282cm" fo:line-height="113%" fo:text-align="justify" style:justify-single-word="false" fo:text-indent="0cm" style:auto-text-indent="false"/>
      <style:text-properties style:font-name="Bitstream Charter" fo:font-size="11pt" officeooo:rsid="00129dde" officeooo:paragraph-rsid="00129dde" style:font-size-asian="11pt" style:font-size-complex="11pt"/>
    </style:style>
    <style:style style:name="P10" style:family="paragraph" style:parent-style-name="Standard">
      <style:paragraph-properties fo:margin-left="0cm" fo:margin-right="0cm" fo:line-height="0.353cm" fo:text-align="justify" style:justify-single-word="false" fo:text-indent="0cm" style:auto-text-indent="false"/>
      <style:text-properties style:font-name="Bitstream Charter" fo:font-size="11pt" style:font-size-asian="11pt" style:font-size-complex="11pt"/>
    </style:style>
    <style:style style:name="P11" style:family="paragraph" style:parent-style-name="Standard">
      <style:paragraph-properties fo:margin-left="0cm" fo:margin-right="0cm" fo:line-height="0.353cm" fo:text-align="justify" style:justify-single-word="false" fo:text-indent="0cm" style:auto-text-indent="false"/>
      <style:text-properties style:font-name="Bitstream Charter" fo:font-size="11pt" officeooo:rsid="000edb46" officeooo:paragraph-rsid="000edb46" style:font-size-asian="11pt" style:font-size-complex="11pt"/>
    </style:style>
    <style:style style:name="P1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439f2" officeooo:paragraph-rsid="005439f2" style:font-size-asian="11pt" style:font-style-asian="italic" style:font-weight-asian="bold" style:font-size-complex="11pt" style:font-style-complex="italic" style:font-weight-complex="bold"/>
    </style:style>
    <style:style style:name="P1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41cfa" officeooo:paragraph-rsid="00541cfa" style:font-size-asian="11pt" style:font-style-asian="italic" style:font-weight-asian="bold" style:font-size-complex="11pt" style:font-style-complex="italic" style:font-weight-complex="bold"/>
    </style:style>
    <style:style style:name="P1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d20d7" officeooo:paragraph-rsid="004d20d7" style:font-size-asian="11pt" style:font-style-asian="italic" style:font-weight-asian="bold" style:font-size-complex="11pt" style:font-style-complex="italic" style:font-weight-complex="bold"/>
    </style:style>
    <style:style style:name="P1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3d841" officeooo:paragraph-rsid="004b74ee" style:font-size-asian="11pt" style:font-style-asian="italic" style:font-weight-asian="bold" style:font-size-complex="11pt" style:font-style-complex="italic" style:font-weight-complex="bold"/>
    </style:style>
    <style:style style:name="P1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a5744" officeooo:paragraph-rsid="004a5744" style:font-size-asian="11pt" style:font-style-asian="italic" style:font-weight-asian="bold" style:font-size-complex="11pt" style:font-style-complex="italic" style:font-weight-complex="bold"/>
    </style:style>
    <style:style style:name="P1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7a973" officeooo:paragraph-rsid="0048a217" style:font-size-asian="11pt" style:font-style-asian="italic" style:font-weight-asian="bold" style:font-size-complex="11pt" style:font-style-complex="italic" style:font-weight-complex="bold"/>
    </style:style>
    <style:style style:name="P1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2e684" officeooo:paragraph-rsid="0042e684" style:font-size-asian="11pt" style:font-style-asian="italic" style:font-weight-asian="bold" style:font-size-complex="11pt" style:font-style-complex="italic" style:font-weight-complex="bold"/>
    </style:style>
    <style:style style:name="P1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40a5c0" officeooo:paragraph-rsid="0040a5c0" style:font-size-asian="11pt" style:font-style-asian="italic" style:font-weight-asian="bold" style:font-size-complex="11pt" style:font-style-complex="italic" style:font-weight-complex="bold"/>
    </style:style>
    <style:style style:name="P20"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3aa8cb" officeooo:paragraph-rsid="003aa8cb" style:font-size-asian="11pt" style:font-style-asian="italic" style:font-weight-asian="bold" style:font-size-complex="11pt" style:font-style-complex="italic" style:font-weight-complex="bold"/>
    </style:style>
    <style:style style:name="P21"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5ee6d" officeooo:paragraph-rsid="0055ee6d" style:font-size-asian="11pt" style:font-style-asian="italic" style:font-weight-asian="bold" style:font-size-complex="11pt" style:font-style-complex="italic" style:font-weight-complex="bold"/>
    </style:style>
    <style:style style:name="P2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5805d8" officeooo:paragraph-rsid="005805d8" style:font-size-asian="11pt" style:font-style-asian="italic" style:font-weight-asian="bold" style:font-size-complex="11pt" style:font-style-complex="italic" style:font-weight-complex="bold"/>
    </style:style>
    <style:style style:name="P2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488a" officeooo:paragraph-rsid="0063488a" style:font-size-asian="11pt" style:font-style-asian="italic" style:font-weight-asian="bold" style:font-size-complex="11pt" style:font-style-complex="italic" style:font-weight-complex="bold"/>
    </style:style>
    <style:style style:name="P2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italic" fo:font-weight="bold" officeooo:rsid="0063cc97" officeooo:paragraph-rsid="0063cc97" style:font-size-asian="11pt" style:font-style-asian="italic" style:font-weight-asian="bold" style:font-size-complex="11pt" style:font-style-complex="italic" style:font-weight-complex="bold"/>
    </style:style>
    <style:style style:name="P25" style:family="paragraph" style:parent-style-name="Standard">
      <style:paragraph-properties fo:margin-left="0cm" fo:margin-right="0cm" fo:text-align="justify" style:justify-single-word="false" fo:text-indent="0cm" style:auto-text-indent="false"/>
      <style:text-properties style:font-name="Bitstream Charter" fo:font-size="11pt" fo:font-style="italic" fo:font-weight="bold" style:font-size-asian="11pt" style:font-style-asian="italic" style:font-weight-asian="bold" style:font-size-complex="11pt" style:font-weight-complex="bold"/>
    </style:style>
    <style:style style:name="P2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40a5c0" officeooo:paragraph-rsid="0040a5c0" style:font-size-asian="11pt" style:font-weight-asian="bold" style:font-size-complex="11pt" style:font-weight-complex="bold"/>
    </style:style>
    <style:style style:name="P2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bold" officeooo:rsid="006207e5" officeooo:paragraph-rsid="006207e5" style:font-size-asian="11pt" style:font-weight-asian="bold" style:font-size-complex="11pt" style:font-weight-complex="bold"/>
    </style:style>
    <style:style style:name="P28" style:family="paragraph" style:parent-style-name="Standard">
      <style:paragraph-properties fo:margin-left="0cm" fo:margin-right="0cm" fo:text-align="justify" style:justify-single-word="false" fo:text-indent="0cm" style:auto-text-indent="false"/>
      <style:text-properties style:font-name="Bitstream Charter" fo:font-size="11pt" fo:font-weight="bold" style:font-size-asian="11pt" style:font-weight-asian="bold" style:font-size-complex="11pt"/>
    </style:style>
    <style:style style:name="P29" style:family="paragraph" style:parent-style-name="Standard">
      <style:paragraph-properties fo:margin-left="0cm" fo:margin-right="0cm" fo:line-height="99%" fo:text-align="justify" style:justify-single-word="false" fo:text-indent="0cm" style:auto-text-indent="false"/>
      <style:text-properties style:font-name="Bitstream Charter" fo:font-size="11pt" fo:font-weight="bold" style:font-size-asian="11pt" style:font-weight-asian="bold" style:font-size-complex="11pt"/>
    </style:style>
    <style:style style:name="P30" style:family="paragraph" style:parent-style-name="Standard">
      <style:paragraph-properties fo:margin-left="0cm" fo:margin-right="0cm" fo:text-align="justify" style:justify-single-word="false" fo:text-indent="0cm" style:auto-text-indent="false"/>
      <style:text-properties style:font-name="Bitstream Charter" fo:font-size="11pt" style:font-size-asian="11pt" style:font-size-complex="11pt"/>
    </style:style>
    <style:style style:name="P31" style:family="paragraph" style:parent-style-name="Standard">
      <style:paragraph-properties fo:margin-left="0cm" fo:margin-right="0cm" fo:line-height="99%" fo:text-align="justify" style:justify-single-word="false" fo:text-indent="0cm" style:auto-text-indent="false"/>
      <style:text-properties style:font-name="Bitstream Charter" fo:font-size="11pt" style:font-size-asian="11pt" style:font-size-complex="11pt"/>
    </style:style>
    <style:style style:name="P32"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3aa8cb" officeooo:paragraph-rsid="003aa8cb" style:font-size-asian="11pt" style:font-style-asian="normal" style:font-weight-asian="normal" style:font-size-complex="11pt" style:font-style-complex="normal" style:font-weight-complex="normal"/>
    </style:style>
    <style:style style:name="P33"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488a" officeooo:paragraph-rsid="0063488a" style:font-size-asian="11pt" style:font-style-asian="normal" style:font-weight-asian="normal" style:font-size-complex="11pt" style:font-style-complex="normal" style:font-weight-complex="normal"/>
    </style:style>
    <style:style style:name="P34"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style="normal" fo:font-weight="normal" officeooo:rsid="0063cc97" officeooo:paragraph-rsid="0063cc97" style:font-size-asian="11pt" style:font-style-asian="normal" style:font-weight-asian="normal" style:font-size-complex="11pt" style:font-style-complex="normal" style:font-weight-complex="normal"/>
    </style:style>
    <style:style style:name="P35"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5ee6d" officeooo:paragraph-rsid="0055ee6d" style:font-size-asian="11pt" style:font-weight-asian="normal" style:font-size-complex="11pt" style:font-weight-complex="normal"/>
    </style:style>
    <style:style style:name="P36"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632a3" officeooo:paragraph-rsid="005632a3" style:font-size-asian="11pt" style:font-weight-asian="normal" style:font-size-complex="11pt" style:font-weight-complex="normal"/>
    </style:style>
    <style:style style:name="P37"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a67fa" officeooo:paragraph-rsid="005a67fa" style:font-size-asian="11pt" style:font-weight-asian="normal" style:font-size-complex="11pt" style:font-weight-complex="normal"/>
    </style:style>
    <style:style style:name="P38"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805d8" officeooo:paragraph-rsid="005805d8" style:font-size-asian="11pt" style:font-weight-asian="normal" style:font-size-complex="11pt" style:font-weight-complex="normal"/>
    </style:style>
    <style:style style:name="P39"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84465" officeooo:paragraph-rsid="00584465" style:font-size-asian="11pt" style:font-weight-asian="normal" style:font-size-complex="11pt" style:font-weight-complex="normal"/>
    </style:style>
    <style:style style:name="P40" style:family="paragraph" style:parent-style-name="Standard">
      <style:paragraph-properties fo:margin-left="0cm" fo:margin-right="0cm" fo:line-height="0.614cm" fo:text-align="justify" style:justify-single-word="false" fo:text-indent="0cm" style:auto-text-indent="false"/>
      <style:text-properties style:font-name="Bitstream Charter" fo:font-size="11pt" fo:font-weight="normal" officeooo:rsid="005a3234" officeooo:paragraph-rsid="005a3234" style:font-size-asian="11pt" style:font-weight-asian="normal" style:font-size-complex="11pt" style:font-weight-complex="normal"/>
    </style:style>
    <style:style style:name="P41" style:family="paragraph" style:parent-style-name="Standard">
      <style:paragraph-properties fo:margin-left="0cm" fo:margin-right="0cm" fo:text-align="justify" style:justify-single-word="false" fo:text-indent="0cm" style:auto-text-indent="false"/>
      <style:text-properties style:font-name="Bitstream Charter" fo:font-size="15pt" fo:font-weight="bold" style:font-size-asian="15pt" style:font-weight-asian="bold"/>
    </style:style>
    <style:style style:name="P42" style:family="paragraph" style:parent-style-name="Standard">
      <style:paragraph-properties fo:margin-left="0cm" fo:margin-right="0cm" fo:line-height="99%" fo:text-align="center" style:justify-single-word="false" fo:text-indent="0cm" style:auto-text-indent="false"/>
      <style:text-properties fo:color="#000099" fo:font-size="22pt" fo:font-weight="normal" style:font-size-asian="22pt" style:font-weight-asian="normal" style:font-size-complex="22pt" style:font-weight-complex="normal"/>
    </style:style>
    <style:style style:name="P43" style:family="paragraph" style:parent-style-name="Standard">
      <style:paragraph-properties fo:margin-left="0cm" fo:margin-right="0cm" fo:text-align="justify" style:justify-single-word="false" fo:text-indent="0cm" style:auto-text-indent="false"/>
    </style:style>
    <style:style style:name="P44" style:family="paragraph" style:parent-style-name="Standard">
      <style:paragraph-properties fo:margin-left="0cm" fo:margin-right="0cm" fo:text-align="justify" style:justify-single-word="false" fo:text-indent="0cm" style:auto-text-indent="false"/>
      <style:text-properties officeooo:paragraph-rsid="006f1b98"/>
    </style:style>
    <style:style style:name="P45" style:family="paragraph" style:parent-style-name="Standard">
      <style:paragraph-properties fo:margin-left="0cm" fo:margin-right="0cm" fo:line-height="99%" fo:text-align="justify" style:justify-single-word="false" fo:text-indent="0cm" style:auto-text-indent="false"/>
      <style:text-properties fo:color="#000000" style:font-name="Bitstream Charter" fo:font-size="11pt" fo:font-weight="bold" style:font-size-asian="11pt" style:font-weight-asian="bold" style:font-size-complex="11pt"/>
    </style:style>
    <style:style style:name="P46" style:family="paragraph" style:parent-style-name="Standard">
      <style:paragraph-properties fo:margin-left="0cm" fo:margin-right="0cm" fo:text-align="justify" style:justify-single-word="false" fo:text-indent="0cm" style:auto-text-indent="false"/>
      <style:text-properties fo:color="#000000" style:font-name="Bitstream Charter" fo:font-size="11pt" fo:font-weight="bold" style:font-size-asian="11pt" style:font-weight-asian="bold" style:font-size-complex="11pt"/>
    </style:style>
    <style:style style:name="P47" style:family="paragraph" style:parent-style-name="Standard">
      <style:paragraph-properties fo:margin-left="0cm" fo:margin-right="0cm" fo:text-align="justify" style:justify-single-word="false" fo:text-indent="0cm" style:auto-text-indent="false"/>
      <style:text-properties fo:color="#000000" style:font-name="Bitstream Charter" fo:font-size="11pt" style:font-size-asian="11pt" style:font-size-complex="11pt"/>
    </style:style>
    <style:style style:name="P48" style:family="paragraph" style:parent-style-name="Standard" style:master-page-name="Converted1">
      <style:paragraph-properties fo:margin-left="0cm" fo:margin-right="0cm" fo:text-align="justify" style:justify-single-word="false" fo:text-indent="0cm" style:auto-text-indent="false" style:page-number="auto"/>
      <style:text-properties style:font-name="Bitstream Charter" fo:font-size="15pt" fo:font-weight="bold" style:font-size-asian="15pt" style:font-weight-asian="bold"/>
    </style:style>
    <style:style style:name="P49" style:family="paragraph" style:parent-style-name="Standard" style:master-page-name="">
      <style:paragraph-properties fo:margin-left="0cm" fo:margin-right="0cm" fo:line-height="99%" fo:text-align="justify" style:justify-single-word="false" fo:text-indent="0cm" style:auto-text-indent="false" style:page-number="auto"/>
      <style:text-properties style:font-name="Bitstream Charter" fo:font-size="11pt" fo:font-weight="bold" style:font-size-asian="11pt" style:font-weight-asian="bold" style:font-size-complex="11pt"/>
    </style:style>
    <style:style style:name="P50" style:family="paragraph" style:parent-style-name="Standard" style:master-page-name="Standard">
      <style:paragraph-properties fo:margin-left="0cm" fo:margin-right="0cm" fo:line-height="99%" fo:text-align="center" style:justify-single-word="false" fo:text-indent="0cm" style:auto-text-indent="false" style:page-number="auto"/>
      <style:text-properties style:font-name="Cambria" fo:font-size="22pt" fo:font-weight="bold" style:font-size-asian="22pt" style:font-weight-asian="bold" style:font-size-complex="22pt"/>
    </style:style>
    <style:style style:name="P51" style:family="paragraph" style:parent-style-name="Standard">
      <style:paragraph-properties fo:margin-left="0.388cm" fo:margin-right="0cm" fo:text-align="justify" style:justify-single-word="false" fo:text-indent="0cm" style:auto-text-indent="false"/>
      <style:text-properties fo:color="#000000" style:font-name="Bitstream Charter" fo:font-size="6.5pt" style:text-underline-style="none" style:font-size-asian="6.5pt"/>
    </style:style>
    <style:style style:name="P52" style:family="paragraph" style:parent-style-name="Standard">
      <style:paragraph-properties fo:margin-left="0.388cm" fo:margin-right="0cm" fo:text-align="justify" style:justify-single-word="false" fo:text-indent="0cm" style:auto-text-indent="false"/>
    </style:style>
    <style:style style:name="P5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6c825" officeooo:paragraph-rsid="0047a973" style:font-size-asian="11pt" style:font-weight-asian="normal" style:font-size-complex="11pt" style:font-weight-complex="normal"/>
    </style:style>
    <style:style style:name="P5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8a217" officeooo:paragraph-rsid="004a5744" style:font-size-asian="11pt" style:font-weight-asian="normal" style:font-size-complex="11pt" style:font-weight-complex="normal"/>
    </style:style>
    <style:style style:name="P5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a5744" officeooo:paragraph-rsid="004a5744" style:font-size-asian="11pt" style:font-weight-asian="normal" style:font-size-complex="11pt" style:font-weight-complex="normal"/>
    </style:style>
    <style:style style:name="P5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a5744" officeooo:paragraph-rsid="004b74ee" style:font-size-asian="11pt" style:font-weight-asian="normal" style:font-size-complex="11pt" style:font-weight-complex="normal"/>
    </style:style>
    <style:style style:name="P5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b74ee" officeooo:paragraph-rsid="004b74ee" style:font-size-asian="11pt" style:font-weight-asian="normal" style:font-size-complex="11pt" style:font-weight-complex="normal"/>
    </style:style>
    <style:style style:name="P5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349754" officeooo:paragraph-rsid="00349754" style:font-size-asian="11pt" style:font-weight-asian="normal" style:font-size-complex="11pt" style:font-weight-complex="normal"/>
    </style:style>
    <style:style style:name="P5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0a5c0" officeooo:paragraph-rsid="0040a5c0" style:font-size-asian="11pt" style:font-weight-asian="normal" style:font-size-complex="11pt" style:font-weight-complex="normal"/>
    </style:style>
    <style:style style:name="P6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2e684" officeooo:paragraph-rsid="0042e684" style:font-size-asian="11pt" style:font-weight-asian="normal" style:font-size-complex="11pt" style:font-weight-complex="normal"/>
    </style:style>
    <style:style style:name="P6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2e684" officeooo:paragraph-rsid="0048a217" style:font-size-asian="11pt" style:font-weight-asian="normal" style:font-size-complex="11pt" style:font-weight-complex="normal"/>
    </style:style>
    <style:style style:name="P6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0a983" officeooo:paragraph-rsid="0040a983" style:font-size-asian="11pt" style:font-weight-asian="normal" style:font-size-complex="11pt" style:font-weight-complex="normal"/>
    </style:style>
    <style:style style:name="P6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1934c" officeooo:paragraph-rsid="0041934c" style:font-size-asian="11pt" style:font-weight-asian="normal" style:font-size-complex="11pt" style:font-weight-complex="normal"/>
    </style:style>
    <style:style style:name="P6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3d841" style:font-size-asian="11pt" style:font-weight-asian="normal" style:font-size-complex="11pt" style:font-weight-complex="normal"/>
    </style:style>
    <style:style style:name="P6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6c825" style:font-size-asian="11pt" style:font-weight-asian="normal" style:font-size-complex="11pt" style:font-weight-complex="normal"/>
    </style:style>
    <style:style style:name="P6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7a973" style:font-size-asian="11pt" style:font-weight-asian="normal" style:font-size-complex="11pt" style:font-weight-complex="normal"/>
    </style:style>
    <style:style style:name="P6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8a217" style:font-size-asian="11pt" style:font-weight-asian="normal" style:font-size-complex="11pt" style:font-weight-complex="normal"/>
    </style:style>
    <style:style style:name="P6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a5744" style:font-size-asian="11pt" style:font-weight-asian="normal" style:font-size-complex="11pt" style:font-weight-complex="normal"/>
    </style:style>
    <style:style style:name="P6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3d841" officeooo:paragraph-rsid="004b74ee" style:font-size-asian="11pt" style:font-weight-asian="normal" style:font-size-complex="11pt" style:font-weight-complex="normal"/>
    </style:style>
    <style:style style:name="P7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d20d7" officeooo:paragraph-rsid="004d20d7" style:font-size-asian="11pt" style:font-weight-asian="normal" style:font-size-complex="11pt" style:font-weight-complex="normal"/>
    </style:style>
    <style:style style:name="P7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4eb048" officeooo:paragraph-rsid="004eb048" style:font-size-asian="11pt" style:font-weight-asian="normal" style:font-size-complex="11pt" style:font-weight-complex="normal"/>
    </style:style>
    <style:style style:name="P7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082ed" officeooo:paragraph-rsid="005082ed" style:font-size-asian="11pt" style:font-weight-asian="normal" style:font-size-complex="11pt" style:font-weight-complex="normal"/>
    </style:style>
    <style:style style:name="P7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21595" officeooo:paragraph-rsid="00521595" style:font-size-asian="11pt" style:font-weight-asian="normal" style:font-size-complex="11pt" style:font-weight-complex="normal"/>
    </style:style>
    <style:style style:name="P7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1cfa" officeooo:paragraph-rsid="00541cfa" style:font-size-asian="11pt" style:font-weight-asian="normal" style:font-size-complex="11pt" style:font-weight-complex="normal"/>
    </style:style>
    <style:style style:name="P7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439f2" officeooo:paragraph-rsid="005439f2" style:font-size-asian="11pt" style:font-weight-asian="normal" style:font-size-complex="11pt" style:font-weight-complex="normal"/>
    </style:style>
    <style:style style:name="P7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normal" officeooo:rsid="0055ee6d" officeooo:paragraph-rsid="0055ee6d" style:font-size-asian="11pt" style:font-weight-asian="normal" style:font-size-complex="11pt" style:font-weight-complex="normal"/>
    </style:style>
    <style:style style:name="P77"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3d841" officeooo:paragraph-rsid="004a5744" style:font-size-asian="11pt" style:font-style-asian="italic" style:font-weight-asian="bold" style:font-size-complex="11pt" style:font-style-complex="italic" style:font-weight-complex="bold"/>
    </style:style>
    <style:style style:name="P78"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3d841" officeooo:paragraph-rsid="004b74ee" style:font-size-asian="11pt" style:font-style-asian="italic" style:font-weight-asian="bold" style:font-size-complex="11pt" style:font-style-complex="italic" style:font-weight-complex="bold"/>
    </style:style>
    <style:style style:name="P79"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4d20d7" officeooo:paragraph-rsid="004d20d7" style:font-size-asian="11pt" style:font-style-asian="italic" style:font-weight-asian="bold" style:font-size-complex="11pt" style:font-style-complex="italic" style:font-weight-complex="bold"/>
    </style:style>
    <style:style style:name="P80"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541cfa" officeooo:paragraph-rsid="00541cfa" style:font-size-asian="11pt" style:font-style-asian="italic" style:font-weight-asian="bold" style:font-size-complex="11pt" style:font-style-complex="italic" style:font-weight-complex="bold"/>
    </style:style>
    <style:style style:name="P81"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style="italic" fo:font-weight="bold" officeooo:rsid="005439f2" officeooo:paragraph-rsid="005439f2" style:font-size-asian="11pt" style:font-style-asian="italic" style:font-weight-asian="bold" style:font-size-complex="11pt" style:font-style-complex="italic" style:font-weight-complex="bold"/>
    </style:style>
    <style:style style:name="P82"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officeooo:rsid="002adb7c" officeooo:paragraph-rsid="002ce1ce" style:font-size-asian="11pt" style:font-size-complex="11pt"/>
    </style:style>
    <style:style style:name="P83"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officeooo:rsid="002adb7c" officeooo:paragraph-rsid="002d08cf" style:font-size-asian="11pt" style:font-size-complex="11pt"/>
    </style:style>
    <style:style style:name="P84"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officeooo:rsid="002d08cf" officeooo:paragraph-rsid="002d08cf" style:font-size-asian="11pt" style:font-size-complex="11pt"/>
    </style:style>
    <style:style style:name="P85"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3c5251" officeooo:paragraph-rsid="003c5251" style:font-size-asian="11pt" style:font-weight-asian="bold" style:font-size-complex="11pt" style:font-weight-complex="bold"/>
    </style:style>
    <style:style style:name="P86" style:family="paragraph" style:parent-style-name="Standard">
      <style:paragraph-properties fo:margin-left="0.212cm" fo:margin-right="0cm" fo:line-height="0.614cm" fo:text-align="justify" style:justify-single-word="false" fo:text-indent="0cm" style:auto-text-indent="false"/>
      <style:text-properties style:font-name="Bitstream Charter" fo:font-size="11pt" fo:font-weight="bold" officeooo:rsid="0040a5c0" officeooo:paragraph-rsid="0040a5c0" style:font-size-asian="11pt" style:font-weight-asian="bold" style:font-size-complex="11pt" style:font-weight-complex="bold"/>
    </style:style>
    <style:style style:name="P87" style:family="paragraph" style:parent-style-name="Standard">
      <style:paragraph-properties fo:margin-left="0.212cm" fo:margin-right="0cm" fo:text-align="justify" style:justify-single-word="false" fo:text-indent="0cm" style:auto-text-indent="false"/>
      <style:text-properties style:font-name="Cambria" fo:font-size="12pt" style:font-size-asian="12pt"/>
    </style:style>
    <style:style style:name="P88" style:family="paragraph" style:parent-style-name="Standard">
      <style:paragraph-properties fo:margin-left="0.212cm" fo:margin-right="0cm" fo:text-align="justify" style:justify-single-word="false" fo:text-indent="0cm" style:auto-text-indent="false"/>
      <style:text-properties style:font-name="Cambria" fo:font-size="13pt" fo:font-weight="bold" style:font-size-asian="13pt" style:font-weight-asian="bold" style:font-size-complex="13pt"/>
    </style:style>
    <style:style style:name="P89" style:family="paragraph" style:parent-style-name="Standard">
      <style:paragraph-properties fo:margin-left="0.212cm" fo:margin-right="0cm" fo:line-height="0.46cm" fo:text-align="justify" style:justify-single-word="false" fo:text-indent="0cm" style:auto-text-indent="false"/>
      <style:text-properties style:font-name="Calibri" fo:font-size="11pt" style:font-size-asian="11pt"/>
    </style:style>
    <style:style style:name="P90" style:family="paragraph" style:parent-style-name="Standard">
      <style:paragraph-properties fo:margin-left="0.212cm" fo:margin-right="0cm" fo:line-height="0.459cm" fo:text-align="justify" style:justify-single-word="false" fo:text-indent="0cm" style:auto-text-indent="false"/>
      <style:text-properties style:font-name="Calibri" fo:font-size="11pt" style:font-size-asian="11pt"/>
    </style:style>
    <style:style style:name="P91" style:family="paragraph" style:parent-style-name="Standard">
      <style:paragraph-properties fo:margin-left="0cm" fo:margin-right="0cm" fo:line-height="111%" fo:text-align="justify" style:justify-single-word="false" fo:text-indent="1.249cm" style:auto-text-indent="false"/>
      <style:text-properties fo:color="#000000" style:font-name="Bitstream Charter" fo:font-size="11pt" officeooo:rsid="0061780e" officeooo:paragraph-rsid="0061780e" style:font-size-asian="11pt" style:font-size-complex="11pt"/>
    </style:style>
    <style:style style:name="P92" style:family="paragraph" style:parent-style-name="Standard">
      <style:paragraph-properties fo:margin-left="0cm" fo:margin-right="0cm" fo:line-height="105%" fo:text-align="justify" style:justify-single-word="false" fo:text-indent="1.249cm" style:auto-text-indent="false"/>
      <style:text-properties style:font-name="Bitstream Charter" fo:font-size="11pt" style:font-size-asian="11pt" style:font-size-complex="11pt"/>
    </style:style>
    <style:style style:name="P93" style:family="paragraph" style:parent-style-name="Standard">
      <style:paragraph-properties fo:margin-left="0cm" fo:margin-right="0cm" fo:line-height="110%" fo:text-align="justify" style:justify-single-word="false" fo:text-indent="1.249cm" style:auto-text-indent="false"/>
      <style:text-properties style:font-name="Bitstream Charter" fo:font-size="11pt" style:font-size-asian="11pt" style:font-size-complex="11pt"/>
    </style:style>
    <style:style style:name="P94" style:family="paragraph" style:parent-style-name="Standard">
      <style:paragraph-properties fo:margin-left="0cm" fo:margin-right="0cm" fo:line-height="105%" fo:text-align="justify" style:justify-single-word="false" fo:text-indent="1.249cm" style:auto-text-indent="false"/>
      <style:text-properties style:font-name="Bitstream Charter" fo:font-size="11pt" officeooo:rsid="00184594" officeooo:paragraph-rsid="00184594" style:font-size-asian="11pt" style:font-size-complex="11pt"/>
    </style:style>
    <style:style style:name="P95" style:family="paragraph" style:parent-style-name="Standard">
      <style:paragraph-properties fo:margin-left="0cm" fo:margin-right="0cm" fo:line-height="106%" fo:text-align="justify" style:justify-single-word="false" fo:text-indent="1.249cm" style:auto-text-indent="false"/>
      <style:text-properties style:font-name="Bitstream Charter" fo:font-size="11pt" officeooo:rsid="005fbfe8" officeooo:paragraph-rsid="005fbfe8" style:font-size-asian="11pt" style:font-size-complex="11pt"/>
    </style:style>
    <style:style style:name="P96" style:family="paragraph" style:parent-style-name="Standard" style:list-style-name="L1">
      <style:paragraph-properties fo:line-height="109%" fo:text-align="justify" style:justify-single-word="false"/>
      <style:text-properties style:font-name="Bitstream Charter" fo:font-size="11pt" officeooo:rsid="0020f6dd" officeooo:paragraph-rsid="0020f6dd" style:font-size-asian="11pt" style:font-size-complex="11pt"/>
    </style:style>
    <style:style style:name="P97" style:family="paragraph" style:parent-style-name="Standard" style:list-style-name="L1">
      <style:paragraph-properties fo:line-height="109%" fo:text-align="justify" style:justify-single-word="false"/>
      <style:text-properties style:font-name="Bitstream Charter" fo:font-size="11pt" officeooo:rsid="001d9198" officeooo:paragraph-rsid="001d9198" style:font-size-asian="11pt" style:font-size-complex="11pt"/>
    </style:style>
    <style:style style:name="P98" style:family="paragraph" style:parent-style-name="Standard">
      <style:paragraph-properties fo:line-height="0.436cm" fo:text-align="justify" style:justify-single-word="false"/>
      <style:text-properties style:font-name="Bitstream Charter" fo:font-size="11pt" style:font-size-asian="11pt" style:font-size-complex="11pt"/>
    </style:style>
    <style:style style:name="P99" style:family="paragraph" style:parent-style-name="Standard">
      <style:paragraph-properties fo:line-height="0.395cm" fo:text-align="justify" style:justify-single-word="false"/>
      <style:text-properties style:font-name="Bitstream Charter" fo:font-size="11pt" style:font-size-asian="11pt" style:font-size-complex="11pt"/>
    </style:style>
    <style:style style:name="P100" style:family="paragraph" style:parent-style-name="Standard">
      <style:paragraph-properties fo:line-height="0.346cm" fo:text-align="justify" style:justify-single-word="false"/>
      <style:text-properties style:font-name="Bitstream Charter" fo:font-size="11pt" style:font-size-asian="11pt" style:font-size-complex="11pt"/>
    </style:style>
    <style:style style:name="P101" style:family="paragraph" style:parent-style-name="Standard">
      <style:paragraph-properties fo:line-height="0.353cm" fo:text-align="justify" style:justify-single-word="false"/>
      <style:text-properties style:font-name="Bitstream Charter" fo:font-size="11pt" style:font-size-asian="11pt" style:font-size-complex="11pt"/>
    </style:style>
    <style:style style:name="P102" style:family="paragraph" style:parent-style-name="Standard">
      <style:paragraph-properties fo:line-height="0.369cm" fo:text-align="justify" style:justify-single-word="false"/>
      <style:text-properties style:font-name="Bitstream Charter" fo:font-size="11pt" style:font-size-asian="11pt" style:font-size-complex="11pt"/>
    </style:style>
    <style:style style:name="P103" style:family="paragraph" style:parent-style-name="Standard">
      <style:paragraph-properties fo:line-height="0.462cm" fo:text-align="justify" style:justify-single-word="false"/>
      <style:text-properties style:font-name="Bitstream Charter" fo:font-size="11pt" style:font-size-asian="11pt" style:font-size-complex="11pt"/>
    </style:style>
    <style:style style:name="P104" style:family="paragraph" style:parent-style-name="Standard">
      <style:paragraph-properties fo:line-height="0.446cm" fo:text-align="justify" style:justify-single-word="false"/>
      <style:text-properties style:font-name="Bitstream Charter" fo:font-size="11pt" style:font-size-asian="11pt" style:font-size-complex="11pt"/>
    </style:style>
    <style:style style:name="P105" style:family="paragraph" style:parent-style-name="Standard">
      <style:paragraph-properties fo:line-height="0.349cm" fo:text-align="justify" style:justify-single-word="false"/>
      <style:text-properties style:font-name="Bitstream Charter" fo:font-size="11pt" style:font-size-asian="11pt" style:font-size-complex="11pt"/>
    </style:style>
    <style:style style:name="P106" style:family="paragraph" style:parent-style-name="Standard">
      <style:paragraph-properties fo:line-height="0.496cm" fo:text-align="justify" style:justify-single-word="false"/>
      <style:text-properties style:font-name="Bitstream Charter" fo:font-size="11pt" style:font-size-asian="11pt" style:font-size-complex="11pt"/>
    </style:style>
    <style:style style:name="P107" style:family="paragraph" style:parent-style-name="Standard">
      <style:paragraph-properties fo:line-height="0.482cm" fo:text-align="justify" style:justify-single-word="false"/>
      <style:text-properties style:font-name="Bitstream Charter" fo:font-size="11pt" style:font-size-asian="11pt" style:font-size-complex="11pt"/>
    </style:style>
    <style:style style:name="P108" style:family="paragraph" style:parent-style-name="Standard">
      <style:paragraph-properties fo:line-height="0.48cm" fo:text-align="justify" style:justify-single-word="false"/>
      <style:text-properties style:font-name="Bitstream Charter" fo:font-size="11pt" style:font-size-asian="11pt" style:font-size-complex="11pt"/>
    </style:style>
    <style:style style:name="P109" style:family="paragraph" style:parent-style-name="Standard">
      <style:paragraph-properties fo:line-height="0.351cm" fo:text-align="justify" style:justify-single-word="false"/>
      <style:text-properties style:font-name="Bitstream Charter" fo:font-size="11pt" style:font-size-asian="11pt" style:font-size-complex="11pt"/>
    </style:style>
    <style:style style:name="P110" style:family="paragraph" style:parent-style-name="Standard">
      <style:paragraph-properties fo:line-height="0.388cm" fo:text-align="justify" style:justify-single-word="false"/>
      <style:text-properties style:font-name="Bitstream Charter" fo:font-size="11pt" style:font-size-asian="11pt" style:font-size-complex="11pt"/>
    </style:style>
    <style:style style:name="P111" style:family="paragraph" style:parent-style-name="Standard">
      <style:paragraph-properties fo:line-height="0.423cm" fo:text-align="justify" style:justify-single-word="false"/>
      <style:text-properties style:font-name="Bitstream Charter" fo:font-size="11pt" style:font-size-asian="11pt" style:font-size-complex="11pt"/>
    </style:style>
    <style:style style:name="P112" style:family="paragraph" style:parent-style-name="Standard">
      <style:paragraph-properties fo:line-height="0.464cm" fo:text-align="justify" style:justify-single-word="false"/>
      <style:text-properties style:font-name="Bitstream Charter" fo:font-size="11pt" style:font-size-asian="11pt" style:font-size-complex="11pt"/>
    </style:style>
    <style:style style:name="P113" style:family="paragraph" style:parent-style-name="Standard">
      <style:paragraph-properties fo:line-height="0.416cm" fo:text-align="justify" style:justify-single-word="false"/>
      <style:text-properties style:font-name="Bitstream Charter" fo:font-size="11pt" style:font-size-asian="11pt" style:font-size-complex="11pt"/>
    </style:style>
    <style:style style:name="P114" style:family="paragraph" style:parent-style-name="Standard">
      <style:paragraph-properties fo:line-height="0.614cm" fo:text-align="justify" style:justify-single-word="false"/>
      <style:text-properties style:font-name="Bitstream Charter" fo:font-size="11pt" officeooo:rsid="002adb7c" officeooo:paragraph-rsid="002adb7c" style:font-size-asian="11pt" style:font-size-complex="11pt"/>
    </style:style>
    <style:style style:name="P115" style:family="paragraph" style:parent-style-name="Standard">
      <style:paragraph-properties fo:line-height="0.614cm" fo:text-align="justify" style:justify-single-word="false"/>
      <style:text-properties style:font-name="Bitstream Charter" fo:font-size="11pt" officeooo:rsid="002adb7c" officeooo:paragraph-rsid="002ce1ce" style:font-size-asian="11pt" style:font-size-complex="11pt"/>
    </style:style>
    <style:style style:name="P116" style:family="paragraph" style:parent-style-name="Standard">
      <style:paragraph-properties fo:line-height="0.353cm" fo:text-align="justify" style:justify-single-word="false"/>
      <style:text-properties style:font-name="Bitstream Charter" fo:font-size="11pt" officeooo:rsid="002adb7c" officeooo:paragraph-rsid="002adb7c" style:font-size-asian="11pt" style:font-size-complex="11pt"/>
    </style:style>
    <style:style style:name="P117" style:family="paragraph" style:parent-style-name="Standard">
      <style:paragraph-properties fo:line-height="0.614cm" fo:text-align="justify" style:justify-single-word="false"/>
      <style:text-properties style:font-name="Bitstream Charter" fo:font-size="11pt" officeooo:rsid="002e6cdf" officeooo:paragraph-rsid="002e6cdf" style:font-size-asian="11pt" style:font-size-complex="11pt"/>
    </style:style>
    <style:style style:name="P118" style:family="paragraph" style:parent-style-name="Standard">
      <style:paragraph-properties fo:line-height="0.353cm" fo:text-align="justify" style:justify-single-word="false"/>
      <style:text-properties style:font-name="Bitstream Charter" fo:font-size="11pt" officeooo:rsid="002fa100" officeooo:paragraph-rsid="002fa100" style:font-size-asian="11pt" style:font-size-complex="11pt"/>
    </style:style>
    <style:style style:name="P119" style:family="paragraph" style:parent-style-name="Standard">
      <style:paragraph-properties fo:line-height="0.353cm" fo:text-align="justify" style:justify-single-word="false"/>
      <style:text-properties style:font-name="Bitstream Charter" fo:font-size="11pt" officeooo:rsid="002b6142" officeooo:paragraph-rsid="002b6142" style:font-size-asian="11pt" style:font-size-complex="11pt"/>
    </style:style>
    <style:style style:name="P120" style:family="paragraph" style:parent-style-name="Standard">
      <style:paragraph-properties fo:line-height="0.353cm" fo:text-align="justify" style:justify-single-word="false"/>
      <style:text-properties style:font-name="Bitstream Charter" fo:font-size="11pt" officeooo:rsid="002d08cf" officeooo:paragraph-rsid="002d08cf" style:font-size-asian="11pt" style:font-size-complex="11pt"/>
    </style:style>
    <style:style style:name="P121" style:family="paragraph" style:parent-style-name="Standard">
      <style:paragraph-properties fo:line-height="0.146cm" fo:text-align="justify" style:justify-single-word="false"/>
      <style:text-properties style:font-name="Bitstream Charter" fo:font-size="11pt" style:font-size-asian="11pt" style:font-size-complex="11pt"/>
    </style:style>
    <style:style style:name="P122" style:family="paragraph" style:parent-style-name="Standard">
      <style:paragraph-properties fo:line-height="0.145cm" fo:text-align="justify" style:justify-single-word="false"/>
      <style:text-properties style:font-name="Bitstream Charter" fo:font-size="11pt" style:font-size-asian="11pt" style:font-size-complex="11pt"/>
    </style:style>
    <style:style style:name="P123" style:family="paragraph" style:parent-style-name="Standard">
      <style:paragraph-properties fo:line-height="0.437cm" fo:text-align="justify" style:justify-single-word="false"/>
      <style:text-properties style:font-name="Bitstream Charter" fo:font-size="11pt" style:font-size-asian="11pt" style:font-size-complex="11pt"/>
    </style:style>
    <style:style style:name="P124" style:family="paragraph" style:parent-style-name="Standard">
      <style:paragraph-properties fo:line-height="0.141cm" fo:text-align="justify" style:justify-single-word="false"/>
      <style:text-properties style:font-name="Bitstream Charter" fo:font-size="11pt" style:font-size-asian="11pt" style:font-size-complex="11pt"/>
    </style:style>
    <style:style style:name="P125" style:family="paragraph" style:parent-style-name="Standard">
      <style:paragraph-properties fo:text-align="justify" style:justify-single-word="false"/>
      <style:text-properties style:font-name="Bitstream Charter" fo:font-size="11pt" fo:font-weight="normal" officeooo:rsid="00328c22" officeooo:paragraph-rsid="00328c22" style:font-size-asian="11pt" style:font-weight-asian="normal" style:font-size-complex="11pt" style:font-weight-complex="normal"/>
    </style:style>
    <style:style style:name="P126" style:family="paragraph" style:parent-style-name="Standard">
      <style:paragraph-properties fo:line-height="0.614cm" fo:text-align="justify" style:justify-single-word="false"/>
      <style:text-properties style:font-name="Bitstream Charter" fo:font-size="11pt" fo:font-weight="bold" officeooo:rsid="002ce1ce" officeooo:paragraph-rsid="002ce1ce" style:font-size-asian="11pt" style:font-weight-asian="bold" style:font-size-complex="11pt" style:font-weight-complex="bold"/>
    </style:style>
    <style:style style:name="P127" style:family="paragraph" style:parent-style-name="Standard">
      <style:paragraph-properties fo:line-height="0.353cm" fo:text-align="justify" style:justify-single-word="false"/>
      <style:text-properties style:font-name="Bitstream Charter" fo:font-size="11pt" fo:font-style="italic" fo:font-weight="bold" officeooo:rsid="002b6142" officeooo:paragraph-rsid="002b6142" style:font-size-asian="11pt" style:font-style-asian="italic" style:font-weight-asian="bold" style:font-size-complex="11pt" style:font-style-complex="italic" style:font-weight-complex="bold"/>
    </style:style>
    <style:style style:name="P128" style:family="paragraph" style:parent-style-name="Standard">
      <style:paragraph-properties fo:line-height="0.388cm" fo:text-align="justify" style:justify-single-word="false"/>
      <style:text-properties style:font-name="Bitstream Charter"/>
    </style:style>
    <style:style style:name="P129" style:family="paragraph" style:parent-style-name="Standard">
      <style:paragraph-properties fo:line-height="0.353cm" fo:text-align="justify" style:justify-single-word="false"/>
      <style:text-properties style:font-name="Bitstream Charter" fo:font-size="11pt" style:font-size-asian="11pt" style:font-size-complex="11pt"/>
    </style:style>
    <style:style style:name="P130" style:family="paragraph" style:parent-style-name="Standard">
      <style:paragraph-properties fo:line-height="0.298cm" fo:text-align="justify" style:justify-single-word="false"/>
      <style:text-properties style:font-name="Bitstream Charter"/>
    </style:style>
    <style:style style:name="P131" style:family="paragraph" style:parent-style-name="Standard">
      <style:paragraph-properties fo:line-height="0.252cm" fo:text-align="justify" style:justify-single-word="false"/>
      <style:text-properties style:font-name="Bitstream Charter"/>
    </style:style>
    <style:style style:name="P132" style:family="paragraph" style:parent-style-name="Standard">
      <style:paragraph-properties fo:line-height="0.245cm" fo:text-align="justify" style:justify-single-word="false"/>
      <style:text-properties style:font-name="Bitstream Charter"/>
    </style:style>
    <style:style style:name="P133" style:family="paragraph" style:parent-style-name="Standard">
      <style:paragraph-properties fo:line-height="0.353cm" fo:text-align="justify" style:justify-single-word="false"/>
      <style:text-properties style:font-name="Times New Roman" fo:font-size="12pt" style:font-size-asian="12pt" style:font-size-complex="12pt"/>
    </style:style>
    <style:style style:name="P134" style:family="paragraph" style:parent-style-name="Standard">
      <style:paragraph-properties fo:line-height="0.353cm" fo:text-align="justify" style:justify-single-word="false"/>
      <style:text-properties style:font-name="Times New Roman"/>
    </style:style>
    <style:style style:name="P135" style:family="paragraph" style:parent-style-name="Standard">
      <style:paragraph-properties fo:line-height="0.25cm" fo:text-align="justify" style:justify-single-word="false"/>
      <style:text-properties fo:color="#000000" style:font-name="Bitstream Charter" style:text-underline-style="none"/>
    </style:style>
    <style:style style:name="P136" style:family="paragraph" style:parent-style-name="Standard">
      <style:paragraph-properties fo:line-height="0.249cm" fo:text-align="justify" style:justify-single-word="false"/>
      <style:text-properties fo:color="#000000" style:font-name="Bitstream Charter" style:text-underline-style="none"/>
    </style:style>
    <style:style style:name="P137" style:family="paragraph" style:parent-style-name="Standard">
      <style:paragraph-properties fo:line-height="0.252cm" fo:text-align="justify" style:justify-single-word="false"/>
      <style:text-properties fo:color="#000000" style:font-name="Bitstream Charter" style:text-underline-style="none"/>
    </style:style>
    <style:style style:name="P138" style:family="paragraph" style:parent-style-name="Standard">
      <style:paragraph-properties fo:line-height="0.245cm" fo:text-align="justify" style:justify-single-word="false"/>
      <style:text-properties fo:color="#000000" style:font-name="Bitstream Charter" style:text-underline-style="none"/>
    </style:style>
    <style:style style:name="P139" style:family="paragraph" style:parent-style-name="Standard">
      <style:paragraph-properties fo:line-height="0.247cm" fo:text-align="justify" style:justify-single-word="false"/>
      <style:text-properties fo:color="#000000" style:font-name="Bitstream Charter" style:text-underline-style="none"/>
    </style:style>
    <style:style style:name="P140" style:family="paragraph" style:parent-style-name="Standard">
      <style:paragraph-properties fo:line-height="0.353cm" fo:text-align="justify" style:justify-single-word="false"/>
      <style:text-properties fo:color="#000000" style:font-name="Bitstream Charter" fo:font-size="11pt" style:font-size-asian="11pt" style:font-size-complex="11pt"/>
    </style:style>
    <style:style style:name="P141" style:family="paragraph" style:parent-style-name="Standard">
      <style:paragraph-properties fo:line-height="0.383cm" fo:text-align="justify" style:justify-single-word="false"/>
      <style:text-properties fo:color="#000000" style:font-name="Bitstream Charter" fo:font-size="11pt" style:font-size-asian="11pt" style:font-size-complex="11pt"/>
    </style:style>
    <style:style style:name="P142" style:family="paragraph" style:parent-style-name="Standard">
      <style:paragraph-properties fo:line-height="0.385cm" fo:text-align="justify" style:justify-single-word="false"/>
      <style:text-properties fo:color="#000000" style:font-name="Bitstream Charter" fo:font-size="11pt" style:font-size-asian="11pt" style:font-size-complex="11pt"/>
    </style:style>
    <style:style style:name="P143" style:family="paragraph" style:parent-style-name="Standard">
      <style:paragraph-properties fo:line-height="0.542cm" fo:text-align="justify" style:justify-single-word="false"/>
      <style:text-properties fo:font-size="22pt" style:font-size-asian="22pt" style:font-size-complex="22pt"/>
    </style:style>
    <style:style style:name="P144" style:family="paragraph" style:parent-style-name="Standard">
      <style:paragraph-properties fo:line-height="0.353cm" fo:text-align="center" style:justify-single-word="false"/>
      <style:text-properties fo:font-size="22pt" style:font-size-asian="22pt" style:font-size-complex="22pt"/>
    </style:style>
    <style:style style:name="P145" style:family="paragraph" style:parent-style-name="Standard">
      <style:paragraph-properties fo:line-height="0.557cm" fo:text-align="center" style:justify-single-word="false"/>
      <style:text-properties fo:font-size="22pt" style:font-size-asian="22pt" style:font-size-complex="22pt"/>
    </style:style>
    <style:style style:name="P146"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fo:font-weight="bold" officeooo:rsid="001d9198" officeooo:paragraph-rsid="001d9198" style:font-size-asian="11pt" style:font-weight-asian="bold" style:font-size-complex="11pt" style:font-weight-complex="bold"/>
    </style:style>
    <style:style style:name="P147"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d9198" officeooo:paragraph-rsid="001d9198" style:font-size-asian="11pt" style:font-size-complex="11pt"/>
    </style:style>
    <style:style style:name="P148"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paragraph-rsid="001d9198" style:font-size-asian="11pt" style:font-size-complex="11pt"/>
    </style:style>
    <style:style style:name="P149"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1f7e89" officeooo:paragraph-rsid="001f7e89" style:font-size-asian="11pt" style:font-size-complex="11pt"/>
    </style:style>
    <style:style style:name="P150"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0f6dd" style:font-size-asian="11pt" style:font-size-complex="11pt"/>
    </style:style>
    <style:style style:name="P151"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11b41" style:font-size-asian="11pt" style:font-size-complex="11pt"/>
    </style:style>
    <style:style style:name="P152"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29e96" style:font-size-asian="11pt" style:font-size-complex="11pt"/>
    </style:style>
    <style:style style:name="P153"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58f3d" style:font-size-asian="11pt" style:font-size-complex="11pt"/>
    </style:style>
    <style:style style:name="P154"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0f6dd" officeooo:paragraph-rsid="0026f613" style:font-size-asian="11pt" style:font-size-complex="11pt"/>
    </style:style>
    <style:style style:name="P155"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11b41" officeooo:paragraph-rsid="00229e96" style:font-size-asian="11pt" style:font-size-complex="11pt"/>
    </style:style>
    <style:style style:name="P156"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29e96" officeooo:paragraph-rsid="00258f3d" style:font-size-asian="11pt" style:font-size-complex="11pt"/>
    </style:style>
    <style:style style:name="P157"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58f3d" officeooo:paragraph-rsid="00258f3d" style:font-size-asian="11pt" style:font-size-complex="11pt"/>
    </style:style>
    <style:style style:name="P158"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58f3d" officeooo:paragraph-rsid="0026f613" style:font-size-asian="11pt" style:font-size-complex="11pt"/>
    </style:style>
    <style:style style:name="P159" style:family="paragraph" style:parent-style-name="Standard">
      <style:paragraph-properties fo:margin-left="0cm" fo:margin-right="0.318cm" fo:line-height="109%" fo:text-align="justify" style:justify-single-word="false" fo:text-indent="1.249cm" style:auto-text-indent="false"/>
      <style:text-properties style:font-name="Bitstream Charter" fo:font-size="11pt" officeooo:rsid="0026f613" officeooo:paragraph-rsid="0026f613" style:font-size-asian="11pt" style:font-size-complex="11pt"/>
    </style:style>
    <style:style style:name="P160" style:family="paragraph" style:parent-style-name="Standard">
      <style:paragraph-properties fo:margin-left="0cm" fo:margin-right="0.318cm" fo:line-height="98%" fo:text-align="justify" style:justify-single-word="false" fo:text-indent="1.249cm" style:auto-text-indent="false"/>
      <style:text-properties style:font-name="Bitstream Charter" fo:font-size="11pt" style:font-size-asian="11pt" style:font-size-complex="11pt"/>
    </style:style>
    <style:style style:name="P161" style:family="paragraph" style:parent-style-name="Standard">
      <style:paragraph-properties fo:margin-left="6.244cm" fo:margin-right="0cm" fo:text-align="center" style:justify-single-word="false" fo:text-indent="0cm" style:auto-text-indent="false"/>
      <style:text-properties style:font-name="Cambria" fo:font-size="22pt" fo:font-weight="normal" officeooo:rsid="000edb46" officeooo:paragraph-rsid="000edb46" style:font-size-asian="22pt" style:font-weight-asian="normal" style:font-size-complex="22pt" style:font-weight-complex="normal"/>
    </style:style>
    <style:style style:name="P162" style:family="paragraph" style:parent-style-name="Standard">
      <style:paragraph-properties fo:margin-left="0.176cm" fo:margin-right="0cm" fo:text-align="justify" style:justify-single-word="false" fo:text-indent="0cm" style:auto-text-indent="false"/>
      <style:text-properties style:font-name="Cambria" fo:font-size="13pt" fo:font-weight="bold" style:font-size-asian="13pt" style:font-weight-asian="bold" style:font-size-complex="13pt"/>
    </style:style>
    <style:style style:name="P163" style:family="paragraph" style:parent-style-name="Standard">
      <style:paragraph-properties fo:margin-left="0.176cm" fo:margin-right="0cm" fo:line-height="0.46cm" fo:text-align="justify" style:justify-single-word="false" fo:text-indent="0cm" style:auto-text-indent="false"/>
      <style:text-properties style:font-name="Calibri" fo:font-size="11pt" style:font-size-asian="11pt"/>
    </style:style>
    <style:style style:name="P164" style:family="paragraph" style:parent-style-name="Standard">
      <style:paragraph-properties fo:margin-left="0.176cm" fo:margin-right="0cm" fo:line-height="0.459cm" fo:text-align="justify" style:justify-single-word="false" fo:text-indent="0cm" style:auto-text-indent="false"/>
      <style:text-properties style:font-name="Calibri" fo:font-size="11pt" style:font-size-asian="11pt"/>
    </style:style>
    <style:style style:name="P165" style:family="paragraph" style:parent-style-name="Standard">
      <style:paragraph-properties fo:margin-left="0.141cm" fo:margin-right="0cm" fo:text-align="justify" style:justify-single-word="false" fo:text-indent="0cm" style:auto-text-indent="false"/>
      <style:text-properties style:font-name="Cambria" fo:font-size="13pt" fo:font-weight="bold" style:font-size-asian="13pt" style:font-weight-asian="bold" style:font-size-complex="13pt"/>
    </style:style>
    <style:style style:name="P166" style:family="paragraph" style:parent-style-name="Standard">
      <style:paragraph-properties fo:margin-left="0.141cm" fo:margin-right="0cm" fo:line-height="0.46cm" fo:text-align="justify" style:justify-single-word="false" fo:text-indent="0cm" style:auto-text-indent="false"/>
      <style:text-properties style:font-name="Calibri" fo:font-size="11pt" style:font-size-asian="11pt"/>
    </style:style>
    <style:style style:name="P167" style:family="paragraph" style:parent-style-name="Standard">
      <style:paragraph-properties fo:margin-left="0.141cm" fo:margin-right="0cm" fo:line-height="0.459cm" fo:text-align="justify" style:justify-single-word="false" fo:text-indent="0cm" style:auto-text-indent="false"/>
      <style:text-properties style:font-name="Calibri" fo:font-size="11pt" style:font-size-asian="11pt"/>
    </style:style>
    <style:style style:name="P168" style:family="paragraph" style:parent-style-name="Standard">
      <style:paragraph-properties fo:margin-left="0cm" fo:margin-right="0.212cm" fo:line-height="115%" fo:text-align="justify" style:justify-single-word="false" fo:text-indent="1.249cm" style:auto-text-indent="false"/>
      <style:text-properties style:font-name="Bitstream Charter" fo:font-size="11pt" officeooo:rsid="000edb46" officeooo:paragraph-rsid="000edb46" style:font-size-asian="11pt" style:font-size-complex="11pt"/>
    </style:style>
    <style:style style:name="P169" style:family="paragraph" style:parent-style-name="Standard">
      <style:paragraph-properties fo:margin-left="0cm" fo:margin-right="0.212cm" fo:line-height="112%" fo:text-align="justify" style:justify-single-word="false" fo:text-indent="1.249cm" style:auto-text-indent="false"/>
      <style:text-properties style:font-name="Bitstream Charter" fo:font-size="11pt" style:font-size-asian="11pt" style:font-size-complex="11pt"/>
    </style:style>
    <style:style style:name="P170" style:family="paragraph" style:parent-style-name="Standard">
      <style:paragraph-properties fo:margin-left="0cm" fo:margin-right="0.212cm" fo:line-height="109%" fo:text-align="justify" style:justify-single-word="false" fo:text-indent="1.249cm" style:auto-text-indent="false"/>
      <style:text-properties style:font-name="Bitstream Charter" fo:font-size="11pt" officeooo:rsid="005e6792" officeooo:paragraph-rsid="005e6792" style:font-size-asian="11pt" style:font-size-complex="11pt"/>
    </style:style>
    <style:style style:name="P171" style:family="paragraph" style:parent-style-name="Standard">
      <style:paragraph-properties fo:margin-left="0cm" fo:margin-right="0.776cm" fo:line-height="105%" fo:text-align="justify" style:justify-single-word="false" fo:text-indent="0cm" style:auto-text-indent="false"/>
      <style:text-properties style:font-name="Bitstream Charter" fo:font-size="11pt" officeooo:paragraph-rsid="0011b920" style:font-size-asian="11pt" style:font-size-complex="11pt"/>
    </style:style>
    <style:style style:name="P172" style:family="paragraph" style:parent-style-name="Standard">
      <style:paragraph-properties fo:margin-left="0cm" fo:margin-right="0.035cm" fo:line-height="113%" fo:text-align="justify" style:justify-single-word="false" fo:text-indent="1.249cm" style:auto-text-indent="false"/>
      <style:text-properties style:font-name="Bitstream Charter" fo:font-size="11pt" style:font-size-asian="11pt" style:font-size-complex="11pt"/>
    </style:style>
    <style:style style:name="P173" style:family="paragraph" style:parent-style-name="Standard">
      <style:paragraph-properties fo:margin-left="0cm" fo:margin-right="0.141cm" fo:line-height="113%" fo:text-align="justify" style:justify-single-word="false" fo:text-indent="0cm" style:auto-text-indent="false"/>
      <style:text-properties style:font-name="Bitstream Charter" fo:font-size="11pt" officeooo:rsid="0011b920" officeooo:paragraph-rsid="0011b920" style:font-size-asian="11pt" style:font-size-complex="11pt"/>
    </style:style>
    <style:style style:name="P174" style:family="paragraph" style:parent-style-name="Standard">
      <style:paragraph-properties fo:margin-left="0cm" fo:margin-right="0.141cm" fo:line-height="110%" fo:text-align="justify" style:justify-single-word="false" fo:text-indent="0cm" style:auto-text-indent="false"/>
      <style:text-properties style:font-name="Bitstream Charter" fo:font-size="11pt" style:font-size-asian="11pt" style:font-size-complex="11pt"/>
    </style:style>
    <style:style style:name="P175" style:family="paragraph" style:parent-style-name="Standard">
      <style:paragraph-properties fo:margin-left="0cm" fo:margin-right="0.706cm" fo:line-height="105%" fo:text-align="justify" style:justify-single-word="false" fo:text-indent="1.249cm" style:auto-text-indent="false"/>
      <style:text-properties style:font-name="Bitstream Charter" fo:font-size="11pt" style:font-size-asian="11pt" style:font-size-complex="11pt"/>
    </style:style>
    <style:style style:name="P176" style:family="paragraph" style:parent-style-name="Standard">
      <style:paragraph-properties fo:margin-left="0cm" fo:margin-right="0.247cm" fo:line-height="106%" fo:text-align="justify" style:justify-single-word="false" fo:text-indent="1.249cm" style:auto-text-indent="false"/>
      <style:text-properties style:font-name="Bitstream Charter" fo:font-size="11pt" style:font-size-asian="11pt" style:font-size-complex="11pt"/>
    </style:style>
    <style:style style:name="P177" style:family="paragraph" style:parent-style-name="Standard">
      <style:paragraph-properties fo:margin-left="0cm" fo:margin-right="0.67cm" fo:line-height="110%" fo:text-align="justify" style:justify-single-word="false" fo:text-indent="1.249cm" style:auto-text-indent="false"/>
      <style:text-properties fo:color="#000000" style:font-name="Bitstream Charter" fo:font-size="11pt" officeooo:rsid="006207e5" officeooo:paragraph-rsid="006207e5" style:font-size-asian="11pt" style:font-size-complex="11pt"/>
    </style:style>
    <style:style style:name="P178" style:family="paragraph" style:parent-style-name="Standard">
      <style:paragraph-properties fo:margin-left="0cm" fo:margin-right="0.318cm" fo:line-height="109%" fo:text-align="justify" style:justify-single-word="false" fo:text-indent="0cm" style:auto-text-indent="false"/>
      <style:text-properties style:font-name="Bitstream Charter" fo:font-size="11pt" fo:font-weight="bold" officeooo:paragraph-rsid="001d9198" style:font-size-asian="11pt" style:font-weight-asian="bold" style:font-size-complex="11pt"/>
    </style:style>
    <style:style style:name="P179" style:family="paragraph" style:parent-style-name="Standard">
      <style:paragraph-properties fo:margin-left="0cm" fo:margin-right="0.106cm" fo:line-height="109%" fo:text-align="justify" style:justify-single-word="false" fo:text-indent="0cm" style:auto-text-indent="false"/>
      <style:text-properties style:font-name="Bitstream Charter" fo:font-size="11pt" style:font-size-asian="11pt" style:font-size-complex="11pt"/>
    </style:style>
    <style:style style:name="P180" style:family="paragraph" style:parent-style-name="Standard">
      <style:paragraph-properties fo:margin-left="0cm" fo:margin-right="0.459cm" fo:line-height="105%" fo:text-align="justify" style:justify-single-word="false" fo:text-indent="0cm" style:auto-text-indent="false"/>
      <style:text-properties style:font-name="Bitstream Charter" fo:font-size="11pt" officeooo:rsid="005b1b89" officeooo:paragraph-rsid="005b1b89" style:font-size-asian="11pt" style:font-size-complex="11pt"/>
    </style:style>
    <style:style style:name="P181" style:family="paragraph" style:parent-style-name="Standard">
      <style:paragraph-properties fo:margin-left="0cm" fo:margin-right="0.459cm" fo:line-height="98%" fo:text-align="justify" style:justify-single-word="false" fo:text-indent="1.249cm" style:auto-text-indent="false"/>
      <style:text-properties style:font-name="Bitstream Charter" fo:font-size="11pt" officeooo:rsid="005b9e57" officeooo:paragraph-rsid="005b9e57" style:font-size-asian="11pt" style:font-size-complex="11pt"/>
    </style:style>
    <style:style style:name="P182" style:family="paragraph" style:parent-style-name="Standard">
      <style:paragraph-properties fo:margin-left="0cm" fo:margin-right="0.459cm" fo:line-height="98%" fo:text-align="justify" style:justify-single-word="false" fo:text-indent="1.249cm" style:auto-text-indent="false"/>
      <style:text-properties style:font-name="Bitstream Charter" fo:font-size="11pt" officeooo:rsid="005caf37" officeooo:paragraph-rsid="005caf37" style:font-size-asian="11pt" style:font-size-complex="11pt"/>
    </style:style>
    <style:style style:name="P183" style:family="paragraph" style:parent-style-name="Heading_20_2">
      <style:paragraph-properties fo:text-align="justify" style:justify-single-word="false"/>
      <style:text-properties style:font-name="Bitstream Charter" fo:font-size="11pt" officeooo:paragraph-rsid="00328c22" style:font-size-asian="11pt" style:font-size-complex="11pt"/>
    </style:style>
    <style:style style:name="T1" style:family="text">
      <style:text-properties style:font-name="Cambria"/>
    </style:style>
    <style:style style:name="T2" style:family="text">
      <style:text-properties style:font-name="Cambria" officeooo:rsid="000edb46"/>
    </style:style>
    <style:style style:name="T3" style:family="text">
      <style:text-properties fo:color="#000000" style:font-name="Bitstream Charter" fo:font-size="11pt" style:text-underline-style="none" style:font-size-asian="11pt"/>
    </style:style>
    <style:style style:name="T4" style:family="text">
      <style:text-properties fo:color="#000000" style:font-name="Bitstream Charter" fo:font-size="11pt" style:text-underline-style="none" officeooo:rsid="006833b2" style:font-size-asian="11pt"/>
    </style:style>
    <style:style style:name="T5" style:family="text">
      <style:text-properties fo:color="#000000" style:font-name="Bitstream Charter" fo:font-size="11pt" style:text-underline-style="none" style:font-size-asian="11pt" style:font-size-complex="11pt"/>
    </style:style>
    <style:style style:name="T6" style:family="text">
      <style:text-properties fo:color="#000000" style:font-name="Bitstream Charter" fo:font-size="11pt" style:text-underline-style="none" officeooo:rsid="006a0db9" style:font-size-asian="11pt" style:font-size-complex="11pt"/>
    </style:style>
    <style:style style:name="T7" style:family="text">
      <style:text-properties fo:color="#000000" style:font-name="Bitstream Charter" fo:font-size="11pt" style:text-underline-style="none" officeooo:rsid="006833b2" style:font-size-asian="11pt" style:font-size-complex="11pt"/>
    </style:style>
    <style:style style:name="T8" style:family="text">
      <style:text-properties fo:color="#000000" style:font-name="Bitstream Charter" fo:font-size="11pt" style:text-underline-style="none" officeooo:rsid="0033123b" style:font-size-asian="11pt"/>
    </style:style>
    <style:style style:name="T9" style:family="text">
      <style:text-properties fo:color="#000000" style:font-name="Bitstream Charter" fo:font-size="11pt" style:text-underline-style="none" officeooo:rsid="006f1b98" style:font-size-asian="11pt"/>
    </style:style>
    <style:style style:name="T10" style:family="text">
      <style:text-properties fo:color="#000000" style:font-name="Bitstream Charter" style:text-underline-style="none"/>
    </style:style>
    <style:style style:name="T11" style:family="text">
      <style:text-properties fo:color="#000000" style:font-name="Bitstream Charter" style:text-underline-style="none" officeooo:rsid="006f1b98"/>
    </style:style>
    <style:style style:name="T12" style:family="text">
      <style:text-properties officeooo:rsid="001c3e7e"/>
    </style:style>
    <style:style style:name="T13" style:family="text">
      <style:text-properties officeooo:rsid="001d571f"/>
    </style:style>
    <style:style style:name="T14" style:family="text">
      <style:text-properties officeooo:rsid="001f5471"/>
    </style:style>
    <style:style style:name="T15" style:family="text">
      <style:text-properties officeooo:rsid="0020ac8d"/>
    </style:style>
    <style:style style:name="T16" style:family="text">
      <style:text-properties fo:font-weight="bold" style:font-weight-asian="bold"/>
    </style:style>
    <style:style style:name="T17" style:family="text">
      <style:text-properties fo:font-weight="bold" style:font-weight-asian="bold" style:font-weight-complex="bold"/>
    </style:style>
    <style:style style:name="T18" style:family="text">
      <style:text-properties fo:font-weight="bold" officeooo:rsid="001d571f" style:font-weight-asian="bold" style:font-weight-complex="bold"/>
    </style:style>
    <style:style style:name="T19" style:family="text">
      <style:text-properties fo:font-weight="bold" officeooo:rsid="001f5471" style:font-weight-asian="bold" style:font-weight-complex="bold"/>
    </style:style>
    <style:style style:name="T20" style:family="text">
      <style:text-properties fo:font-weight="bold" officeooo:rsid="001697b2" style:font-weight-asian="bold" style:font-weight-complex="bold"/>
    </style:style>
    <style:style style:name="T21" style:family="text">
      <style:text-properties fo:font-weight="bold" officeooo:rsid="002aee0a" style:font-weight-asian="bold" style:font-weight-complex="bold"/>
    </style:style>
    <style:style style:name="T22" style:family="text">
      <style:text-properties fo:font-weight="bold" officeooo:rsid="002ce1ce" style:font-weight-asian="bold" style:font-weight-complex="bold"/>
    </style:style>
    <style:style style:name="T23" style:family="text">
      <style:text-properties fo:font-weight="bold" officeooo:rsid="002d08cf" style:font-weight-asian="bold" style:font-weight-complex="bold"/>
    </style:style>
    <style:style style:name="T24" style:family="text">
      <style:text-properties fo:font-weight="bold" officeooo:rsid="003c5251" style:font-weight-asian="bold" style:font-weight-complex="bold"/>
    </style:style>
    <style:style style:name="T25" style:family="text">
      <style:text-properties fo:font-weight="bold" officeooo:rsid="006feaa4" style:font-weight-asian="bold" style:font-weight-complex="bold"/>
    </style:style>
    <style:style style:name="T26" style:family="text">
      <style:text-properties fo:font-weight="bold" officeooo:rsid="0035d035" style:font-weight-asian="bold"/>
    </style:style>
    <style:style style:name="T27" style:family="text">
      <style:text-properties fo:font-weight="bold" officeooo:rsid="0037a4c8" style:font-weight-asian="bold"/>
    </style:style>
    <style:style style:name="T28" style:family="text">
      <style:text-properties fo:font-weight="bold" officeooo:rsid="005aef27" style:font-weight-asian="bold"/>
    </style:style>
    <style:style style:name="T29" style:family="text">
      <style:text-properties fo:font-weight="bold" style:font-weight-asian="bold" style:font-size-complex="12pt"/>
    </style:style>
    <style:style style:name="T30" style:family="text">
      <style:text-properties officeooo:rsid="001f7e89"/>
    </style:style>
    <style:style style:name="T31" style:family="text">
      <style:text-properties officeooo:rsid="0020f6dd"/>
    </style:style>
    <style:style style:name="T32" style:family="text">
      <style:text-properties officeooo:rsid="00211b41"/>
    </style:style>
    <style:style style:name="T33" style:family="text">
      <style:text-properties officeooo:rsid="002b6142"/>
    </style:style>
    <style:style style:name="T34" style:family="text">
      <style:text-properties officeooo:rsid="00328c22"/>
    </style:style>
    <style:style style:name="T35" style:family="text">
      <style:text-properties officeooo:rsid="000edb46"/>
    </style:style>
    <style:style style:name="T36" style:family="text">
      <style:text-properties officeooo:rsid="0014e173"/>
    </style:style>
    <style:style style:name="T37" style:family="text">
      <style:text-properties officeooo:rsid="00129dde"/>
    </style:style>
    <style:style style:name="T38" style:family="text">
      <style:text-properties officeooo:rsid="001697b2"/>
    </style:style>
    <style:style style:name="T39" style:family="text">
      <style:text-properties officeooo:rsid="0018f4f5"/>
    </style:style>
    <style:style style:name="T40" style:family="text">
      <style:text-properties fo:font-style="italic" fo:font-weight="bold" style:font-style-asian="italic" style:font-weight-asian="bold"/>
    </style:style>
    <style:style style:name="T41" style:family="text">
      <style:text-properties fo:font-style="italic" fo:font-weight="bold" officeooo:rsid="0038ef5b" style:font-style-asian="italic" style:font-weight-asian="bold"/>
    </style:style>
    <style:style style:name="T42" style:family="text">
      <style:text-properties officeooo:rsid="00349754"/>
    </style:style>
    <style:style style:name="T43" style:family="text">
      <style:text-properties officeooo:rsid="0035d035"/>
    </style:style>
    <style:style style:name="T44" style:family="text">
      <style:text-properties officeooo:rsid="0037bc03"/>
    </style:style>
    <style:style style:name="T45" style:family="text">
      <style:text-properties officeooo:rsid="0038ef5b"/>
    </style:style>
    <style:style style:name="T46" style:family="text">
      <style:text-properties officeooo:rsid="003d73aa"/>
    </style:style>
    <style:style style:name="T47" style:family="text">
      <style:text-properties officeooo:rsid="003f5774"/>
    </style:style>
    <style:style style:name="T48" style:family="text">
      <style:text-properties officeooo:rsid="0045903e"/>
    </style:style>
    <style:style style:name="T49" style:family="text">
      <style:text-properties officeooo:rsid="004b74ee"/>
    </style:style>
    <style:style style:name="T50" style:family="text">
      <style:text-properties officeooo:rsid="004d20d7"/>
    </style:style>
    <style:style style:name="T51" style:family="text">
      <style:text-properties officeooo:rsid="004eb048"/>
    </style:style>
    <style:style style:name="T52" style:family="text">
      <style:text-properties officeooo:rsid="00521595"/>
    </style:style>
    <style:style style:name="T53" style:family="text">
      <style:text-properties officeooo:rsid="0053abd0"/>
    </style:style>
    <style:style style:name="T54" style:family="text">
      <style:text-properties officeooo:rsid="005439f2"/>
    </style:style>
    <style:style style:name="T55" style:family="text">
      <style:text-properties officeooo:rsid="005632a3"/>
    </style:style>
    <style:style style:name="T56" style:family="text">
      <style:text-properties officeooo:rsid="00584465"/>
    </style:style>
    <style:style style:name="T57" style:family="text">
      <style:text-properties officeooo:rsid="005aef27"/>
    </style:style>
    <style:style style:name="T58" style:family="text">
      <style:text-properties officeooo:rsid="005ce097"/>
    </style:style>
    <style:style style:name="T59" style:family="text">
      <style:text-properties officeooo:rsid="006437b4"/>
    </style:style>
    <style:style style:name="T60" style:family="text">
      <style:text-properties officeooo:rsid="00688cbd"/>
    </style:style>
    <style:style style:name="T61" style:family="text">
      <style:text-properties style:font-name="Bitstream Charter"/>
    </style:style>
    <style:style style:name="T62" style:family="text">
      <style:text-properties style:font-name="Bitstream Charter" fo:font-size="11pt" style:font-size-asian="11pt"/>
    </style:style>
    <style:style style:name="T63" style:family="text">
      <style:text-properties style:font-name="Bitstream Charter" style:text-underline-style="none"/>
    </style:style>
    <style:style style:name="T64" style:family="text">
      <style:text-properties officeooo:rsid="006feaa4"/>
    </style:style>
    <style:style style:name="T65" style:family="text">
      <style:text-properties officeooo:rsid="0070cb3d"/>
    </style:style>
    <style:style style:name="T66" style:family="text">
      <style:text-properties officeooo:rsid="00750563"/>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0"><text:bookmark text:name="page1"/>Software Requirement Specification</text:p>
      <text:p text:style-name="P143"/>
      <text:p text:style-name="P143"/>
      <text:p text:style-name="P143"/>
      <text:p text:style-name="P143"/>
      <text:p text:style-name="P143"/>
      <text:p text:style-name="P143"/>
      <text:p text:style-name="P42"><text:span text:style-name="T1">for </text:span><text:span text:style-name="T2">MeeturMate (Passion Project)</text:span></text:p>
      <text:p text:style-name="P144"/>
      <text:p text:style-name="P144"/>
      <text:p text:style-name="P144"/>
      <text:p text:style-name="P145"/>
      <text:p text:style-name="P161">-Anurag Mishra</text:p>
      <text:p text:style-name="P161">IS201301002</text:p>
      <text:p text:style-name="P48"><text:bookmark text:name="page2"/>Table of Contents</text:p>
      <text:p text:style-name="P130"/>
      <text:p text:style-name="P43"><text:span text:style-name="T62">UPDATES</text:span><text:span text:style-name="T61"><text:tab/></text:span><text:a xlink:type="simple" xlink:href="../HYPERLINK#page3"><text:span text:style-name="T63"> </text:span></text:a></text:p>
      <text:p text:style-name="P131"/>
      <text:p text:style-name="P43"><text:a xlink:type="simple" xlink:href="../HYPERLINK#page4"><text:span text:style-name="T10"><text:s/></text:span></text:a><text:a xlink:type="simple" xlink:href="../HYPERLINK#page4"><text:span text:style-name="T3">1. Introduction</text:span></text:a><text:span text:style-name="T10"><text:tab/></text:span></text:p>
      <text:p text:style-name="P136"/>
      <text:p text:style-name="P52"><text:a xlink:type="simple" xlink:href="../HYPERLINK#page4"><text:span text:style-name="T10"><text:s/></text:span></text:a><text:a xlink:type="simple" xlink:href="../HYPERLINK#page4"><text:span text:style-name="T3">1.1. Purpose</text:span></text:a><text:span text:style-name="T10"><text:tab/></text:span></text:p>
      <text:p text:style-name="P136"/>
      <text:p text:style-name="P52"><text:a xlink:type="simple" xlink:href="../HYPERLINK#page4"><text:span text:style-name="T10"><text:s/></text:span></text:a><text:a xlink:type="simple" xlink:href="../HYPERLINK#page4"><text:span text:style-name="T3">1.2. Scope</text:span></text:a><text:span text:style-name="T10"><text:tab/></text:span></text:p>
      <text:p text:style-name="P137"/>
      <text:p text:style-name="P52"><text:a xlink:type="simple" xlink:href="../HYPERLINK#page4"><text:span text:style-name="T10"><text:s/></text:span></text:a><text:a xlink:type="simple" xlink:href="../HYPERLINK#page4"><text:span text:style-name="T3">1.3. Overview</text:span></text:a><text:span text:style-name="T10"><text:tab/></text:span></text:p>
      <text:p text:style-name="P136"/>
      <text:p text:style-name="P43"><text:a xlink:type="simple" xlink:href="../HYPERLINK#page5"><text:span text:style-name="T10"><text:s/></text:span></text:a><text:a xlink:type="simple" xlink:href="../HYPERLINK#page5"><text:span text:style-name="T3">2. Overall Description</text:span></text:a><text:span text:style-name="T10"><text:tab/></text:span></text:p>
      <text:p text:style-name="P136"/>
      <text:p text:style-name="P52"><text:a xlink:type="simple" xlink:href="../HYPERLINK#page5"><text:span text:style-name="T10"><text:s/></text:span></text:a><text:a xlink:type="simple" xlink:href="../HYPERLINK#page5"><text:span text:style-name="T3">2.1. Product Perspective</text:span></text:a><text:span text:style-name="T10"><text:tab/></text:span></text:p>
      <text:p text:style-name="P137"/>
      <text:p text:style-name="P52"><text:span text:style-name="T3"><text:s/>2.2. Product Functions</text:span><text:span text:style-name="T10"><text:tab/></text:span></text:p>
      <text:p text:style-name="P51"/>
      <text:p text:style-name="P52"><text:a xlink:type="simple" xlink:href="../HYPERLINK#page6"><text:span text:style-name="T10"><text:s/></text:span></text:a><text:a xlink:type="simple" xlink:href="../HYPERLINK#page6"><text:span text:style-name="T3">2.3. User </text:span></text:a><text:a xlink:type="simple" xlink:href="../HYPERLINK#page6"><text:span text:style-name="T8">Classes and</text:span></text:a><text:a xlink:type="simple" xlink:href="../HYPERLINK#page6"><text:span text:style-name="T3"> Characteristics</text:span></text:a><text:span text:style-name="T10"><text:tab/></text:span></text:p>
      <text:p text:style-name="P138"/>
      <text:p text:style-name="P52"><text:a xlink:type="simple" xlink:href="../HYPERLINK#page7"><text:span text:style-name="T10"><text:s/></text:span></text:a><text:a xlink:type="simple" xlink:href="../HYPERLINK#page7"><text:span text:style-name="T3">2.4. Constraints</text:span></text:a><text:span text:style-name="T10"><text:tab/></text:span></text:p>
      <text:p text:style-name="P138"/>
      <text:p text:style-name="P43"><text:a xlink:type="simple" xlink:href="../HYPERLINK#page8"><text:span text:style-name="T10"><text:s/></text:span></text:a><text:a xlink:type="simple" xlink:href="../HYPERLINK#page8"><text:span text:style-name="T3">3. Specific Requirements</text:span></text:a><text:span text:style-name="T10"><text:tab/></text:span></text:p>
      <text:p text:style-name="P135"/>
      <text:p text:style-name="P52"><text:a xlink:type="simple" xlink:href="../HYPERLINK#page8"><text:span text:style-name="T10"><text:s/></text:span></text:a><text:a xlink:type="simple" xlink:href="../HYPERLINK#page8"><text:span text:style-name="T3">3.1. External Interface Requirements</text:span></text:a><text:span text:style-name="T10"><text:tab/></text:span></text:p>
      <text:p text:style-name="P132"/>
      <text:p text:style-name="P43"><text:span text:style-name="T4"><text:s/>4. </text:span><text:a xlink:type="simple" xlink:href="../HYPERLINK#page11"><text:span text:style-name="T3"><text:s/>System Features</text:span></text:a><text:span text:style-name="T10"><text:tab/></text:span></text:p>
      <text:p text:style-name="P135"/>
      <text:p text:style-name="P44"><text:span text:style-name="T7"><text:s text:c="4"/>4</text:span><text:a xlink:type="simple" xlink:href="../HYPERLINK#page11"><text:span text:style-name="T5">.1. User </text:span></text:a><text:span text:style-name="T7">authentication</text:span></text:p>
      <text:p text:style-name="P43"><text:span text:style-name="T6"><text:s text:c="4"/>4.2</text:span><text:a xlink:type="simple" xlink:href="../HYPERLINK#page17">. </text:a><text:span text:style-name="T5"><text:s/></text:span><text:span text:style-name="T6">Home Page after user logs in</text:span><text:span text:style-name="T10"><text:tab/></text:span></text:p>
      <text:p text:style-name="P136"/>
      <text:p text:style-name="P43"><text:a xlink:type="simple" xlink:href="../HYPERLINK#page30"><text:span text:style-name="T10"><text:s/></text:span></text:a><text:span text:style-name="T11">5</text:span><text:a xlink:type="simple" xlink:href="../HYPERLINK#page30"><text:span text:style-name="T3">. Non-functional Requirements</text:span></text:a><text:span text:style-name="T10"><text:tab/></text:span></text:p>
      <text:p text:style-name="P136"/>
      <text:p text:style-name="P43"><text:span text:style-name="T11"><text:s text:c="4"/>5.</text:span><text:a xlink:type="simple" xlink:href="../HYPERLINK#page30"><text:span text:style-name="T3">1 Performance Requirements</text:span></text:a><text:span text:style-name="T10"><text:tab/></text:span></text:p>
      <text:p text:style-name="P137"/>
      <text:p text:style-name="P43"><text:span text:style-name="T11"><text:s text:c="4"/>5</text:span><text:a xlink:type="simple" xlink:href="../HYPERLINK#page30"><text:span text:style-name="T3">.2 Security Requirements</text:span></text:a><text:span text:style-name="T10"><text:tab/></text:span></text:p>
      <text:p text:style-name="P139"/>
      <text:p text:style-name="P43"><text:span text:style-name="T9"><text:s text:c="4"/>5</text:span><text:a xlink:type="simple" xlink:href="../HYPERLINK#page30"><text:span text:style-name="T3">.3 Portability Requirements</text:span></text:a></text:p>
      <text:p text:style-name="P87"/>
      <text:p text:style-name="P87"/>
      <text:p text:style-name="P87"/>
      <text:p text:style-name="P87"><text:bookmark text:name="page3"/><text:span text:style-name="T29">UPDATES</text:span></text:p>
      <text:p text:style-name="P133"/>
      <text:p text:style-name="P134"/>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88">Section Name</text:p>
          </table:table-cell>
          <table:table-cell table:style-name="Table1.B1" office:value-type="string">
            <text:p text:style-name="P162">Section Number</text:p>
          </table:table-cell>
          <table:table-cell table:style-name="Table1.B1" office:value-type="string">
            <text:p text:style-name="P165">Status</text:p>
          </table:table-cell>
        </table:table-row>
        <table:table-row table:style-name="Table1.2">
          <table:table-cell table:style-name="Table1.A2" office:value-type="string">
            <text:p text:style-name="P89"/>
          </table:table-cell>
          <table:table-cell table:style-name="Table1.B2" office:value-type="string">
            <text:p text:style-name="P163"/>
          </table:table-cell>
          <table:table-cell table:style-name="Table1.B2" office:value-type="string">
            <text:p text:style-name="P166"/>
          </table:table-cell>
        </table:table-row>
        <table:table-row table:style-name="Table1.2">
          <table:table-cell table:style-name="Table1.A3" office:value-type="string">
            <text:p text:style-name="P90"/>
          </table:table-cell>
          <table:table-cell table:style-name="Table1.B3" office:value-type="string">
            <text:p text:style-name="P164"/>
          </table:table-cell>
          <table:table-cell table:style-name="Table1.C3" office:value-type="string">
            <text:p text:style-name="P167"/>
          </table:table-cell>
        </table:table-row>
        <table:table-row table:style-name="Table1.2">
          <table:table-cell table:style-name="Table1.A2" office:value-type="string">
            <text:p text:style-name="P90"/>
          </table:table-cell>
          <table:table-cell table:style-name="Table1.B2" office:value-type="string">
            <text:p text:style-name="P164"/>
          </table:table-cell>
          <table:table-cell table:style-name="Table1.B2" office:value-type="string">
            <text:p text:style-name="P167"/>
          </table:table-cell>
        </table:table-row>
        <table:table-row table:style-name="Table1.5">
          <table:table-cell table:style-name="Table1.A5" office:value-type="string">
            <text:p text:style-name="P90"/>
          </table:table-cell>
          <table:table-cell table:style-name="Table1.B5" office:value-type="string">
            <text:p text:style-name="P164"/>
          </table:table-cell>
          <table:table-cell table:style-name="Table1.C5" office:value-type="string">
            <text:p text:style-name="P167"/>
          </table:table-cell>
        </table:table-row>
        <table:table-row table:style-name="Table1.6">
          <table:table-cell table:style-name="Table1.A2" office:value-type="string">
            <text:p text:style-name="P89"/>
          </table:table-cell>
          <table:table-cell table:style-name="Table1.B2" office:value-type="string">
            <text:p text:style-name="P163"/>
          </table:table-cell>
          <table:table-cell table:style-name="Table1.B2" office:value-type="string">
            <text:p text:style-name="P166"/>
          </table:table-cell>
        </table:table-row>
      </table:table>
      <text:p text:style-name="P134"/>
      <text:p text:style-name="P134"/>
      <text:p text:style-name="P134"/>
      <text:p text:style-name="P134"/>
      <text:p text:style-name="P41"/>
      <text:p text:style-name="P41"/>
      <text:p text:style-name="P41"/>
      <text:p text:style-name="P41"/>
      <text:p text:style-name="P41"/>
      <text:p text:style-name="P41"/>
      <text:p text:style-name="P41"><text:soft-page-break/>1. Introduction</text:p>
      <text:p text:style-name="P128"/>
      <text:p text:style-name="P92">This document is a Software Requirement Specification (SRS) for the <text:span text:style-name="T35">Meetur Mate application</text:span>. This is the initial draft for the SRS and it will be used for the extensions. This document is prepared by following IEEE conventions for software requirement specification.</text:p>
      <text:p text:style-name="P98"/>
      <text:p text:style-name="P168">MeeturMate is an application through which people will be <text:span text:style-name="T17">able to meet </text:span><text:span text:style-name="T25">people o</text:span><text:span text:style-name="T17">nline who have the similar interests/likings</text:span>, chat with them, share any post etc. People can <text:span text:style-name="T17">share snaps/videos/recordings of their interests/</text:span><text:span text:style-name="T25">passions</text:span> across the platform. <text:span text:style-name="T64">One important feature of this application would be to </text:span><text:span text:style-name="T25">let people post some mysteries</text:span><text:span text:style-name="T64"> and let </text:span><text:span text:style-name="T25">other users solve the mystery</text:span><text:span text:style-name="T64"> by giving the answer to that. If the solution given by the user is correct, the users post will be promoted. </text:span></text:p>
      <text:p text:style-name="P168"/>
      <text:p text:style-name="P168">Main aim of the app is to enable people to meet other people who share the common interests and likings <text:span text:style-name="T64">and interact with them</text:span>.</text:p>
      <text:p text:style-name="P99"/>
      <text:p text:style-name="P28">1.1. Purpose</text:p>
      <text:p text:style-name="P100"/>
      <text:p text:style-name="P169">The aim of this document is to specify complete description of the <text:span text:style-name="T35">MeeturMate application</text:span> to be developed. It is basis for agreement between suppliers and customers about the product to be developed. Through this document, the workload needed for development, validation and verification will ease. To be specific, this document is going to describe functionality, external interfaces, performance, attributes and the design constraints of the system which is going to be developed. Therefore, intended reader groups for this software requirement specification are customers, suppliers and users.</text:p>
      <text:p text:style-name="P101"/>
      <text:p text:style-name="P101"/>
      <text:p text:style-name="P49">1.2. Scope</text:p>
      <text:p text:style-name="P10"/>
      <text:p text:style-name="P11">The project is intended for creating a platform that would help people not only share the stuff of their likings but also enable them to meet new person who share the same passion and interests. Currently, Facebook is a trending social website but it's pretty much evident that people only socialize with their already existing friends and they don't jwell up with people based on whether they share the common passion and interests. Thus, to facilitate the shortening of the gap between 2 users of similar likings and passion, who are not friends otherwise, I intend to create this application.</text:p>
      <text:p text:style-name="P101"/>
      <text:p text:style-name="P101"/>
      <text:p text:style-name="P45">1.3. Overview</text:p>
      <text:p text:style-name="P140"/>
      <text:p text:style-name="P171"><text:span text:style-name="T65">We will focus on describing the system in terms of <text:s/>what is the overall description of our product, product functions, who all are the user classes and their characteristics and the constraints that I will face while developing the application. We will also look at the external interface requirements, system features and non-functional requirements.</text:span></text:p>
      <text:p text:style-name="P47"/>
      <text:p text:style-name="P46">2. Overall Description</text:p>
      <text:p text:style-name="P141"/>
      <text:p text:style-name="P172">This section gives background information about specific requirements of the <text:span text:style-name="T66">MeeturMate</text:span> service to be developed in brief. Although we will not describe every requirement in detail, this section will describe the factors that affect the final product.</text:p>
      <text:p text:style-name="P102"/>
      <text:p text:style-name="P28">2.1. Product Perspective</text:p>
      <text:p text:style-name="P100"/>
      <text:p text:style-name="P91">This application is intended for all the people who intend to interact with new people who share common interests/likings and passions. Users can operate all the functionality of the application using the web interface of the platform. All the user data will be stored on a <text:soft-page-break/>cloud server.</text:p>
      <text:p text:style-name="P91"/>
      <text:p text:style-name="P91">To use the features of the application, users will have to register with the application before. Whenever, any new user registers with the application, their data will be stored in a databse by creating a new field in the database. Once the user has registered, the user can login and logout. All the sessions of the user will be managed by the server.</text:p>
      <text:p text:style-name="P103"/>
      <text:p text:style-name="P173">From the user point of view, user can post a new post of his recordings/videos/snaps, find people with similar interests, chat with the <text:span text:style-name="T36">users</text:span>, <text:span text:style-name="T37">post mysterious cases so that other people can solve, like and comment on a post. Also, he/she should be enabled to share other posts on his/her profile, solve the mystery cases, search posts by categories, manage his/her account.</text:span></text:p>
      <text:p text:style-name="P104"/>
      <text:p text:style-name="P9">All the photos, videos, recordings, descriptive text or post of any other sort will be stored on our cloud server. Chats will be based on P2P model and will not be stored anywhere.</text:p>
      <text:p text:style-name="P101"/>
      <text:p text:style-name="P28">2.2. Product Functions</text:p>
      <text:p text:style-name="P105"/>
      <text:p text:style-name="P93">This new product, web based integrated development environment, must have number of features which will allow users to use functionalities which have been explained above. <text:span text:style-name="T38">So, we would need to implement all the use cases that are listed below:</text:span></text:p>
      <text:p text:style-name="P101"/>
      <text:p text:style-name="P101"/>
      <text:p text:style-name="P1"><text:span text:style-name="T17">1) Sign Up</text:span>- If someone is not registered on the platform, (s)he should be able to register through their already existing accounts or sign up using our sign up form.</text:p>
      <text:p text:style-name="P1"/>
      <text:p text:style-name="P1"><text:span text:style-name="T17">2) Verification</text:span>- <text:span text:style-name="T12">Users identity will be verified by sending a verification mail to the email-id of the user.</text:span></text:p>
      <text:p text:style-name="P1"/>
      <text:p text:style-name="P2"><text:span text:style-name="T17">3) Forgot Password</text:span>- If the users forget their profile passwords, there will be an option of forgot password and the user can select that. After selecting the option, a mail would be sent to the email-id of the user and the user can change the password of his/her account through that recovery mail sent to the user.</text:p>
      <text:p text:style-name="P1"/>
      <text:p text:style-name="P3"><text:span text:style-name="T17">3) Login</text:span>- If the user is already registered, (s)he can login using Username/Email-id and password.</text:p>
      <text:p text:style-name="P3"/>
      <text:p text:style-name="P3"><text:span text:style-name="T17">4) Manage Account</text:span>- User can change the profile picture that is seen to all the other users and change profile password.</text:p>
      <text:p text:style-name="P3"/>
      <text:p text:style-name="P3"><text:span text:style-name="T17">5) Add interests/passion</text:span>- A user can add their interests/passions(be it arts/music/reading/movies/sports etc) on their account.</text:p>
      <text:p text:style-name="P3"/>
      <text:p text:style-name="P3"><text:span text:style-name="T17">6) View profiles of other users</text:span>- When the users log in, (s)he will have posts of the users who share same interests/passions/likings. Also, the user can search according to: <text:s/>(i) Any user, (ii) Category wise post i.e, search by music/arts/reading etc.</text:p>
      <text:p text:style-name="P3"/>
      <text:p text:style-name="P3"><text:span text:style-name="T17">7) </text:span><text:span text:style-name="T18">Post</text:span><text:span text:style-name="T13">- Users can post snaps/videos/ live recordings or anything they want to post regarding. They will have to select the category under which they want to post. All the posts which the users has posted will be seen on their profiles.</text:span></text:p>
      <text:p text:style-name="P3"/>
      <text:p text:style-name="P1"><text:span text:style-name="T18">8</text:span><text:span text:style-name="T17">) </text:span><text:span text:style-name="T18">Like/Comment</text:span><text:span text:style-name="T13">- </text:span>People should be able to like and comment on any post <text:span text:style-name="T13">of other users</text:span>. <text:span text:style-name="T13">Users can like the comments as well.</text:span></text:p>
      <text:p text:style-name="P1"/>
      <text:p text:style-name="P1"><text:soft-page-break/><text:span text:style-name="T18">9</text:span><text:span text:style-name="T17">) </text:span><text:span text:style-name="T18">Follow</text:span><text:span text:style-name="T13">- </text:span>One person can follow another person who share common interests and likings which </text:p>
      <text:p text:style-name="P1">would enable them to find mates apart from their usual friend circle. </text:p>
      <text:p text:style-name="P4"/>
      <text:p text:style-name="P4"><text:span text:style-name="T17">10) Chat</text:span>- A user can chat with any other user through the platform. There would be a option of chatting on each user profiles and chat can be initiated by clicking on the “chat”.</text:p>
      <text:p text:style-name="P4"/>
      <text:p text:style-name="P4"><text:span text:style-name="T17">11) Share a post</text:span>- A user can share the post of another user onto his/her own profile or onto their facebook/Twitter.</text:p>
      <text:p text:style-name="P4"/>
      <text:p text:style-name="P4"><text:span text:style-name="T17">12) </text:span><text:span text:style-name="T19">Post mystery cases</text:span><text:span text:style-name="T14">- A user can post any mystery cases for the other users to solve it. There will be a special category-'Mysteries' and the users can post cases in this category. Under these posts, other users cannot post but instead will have to send the solution to the creator of the post under a specific period of time as defined by the person who posts the problem. If the solution is correct, the person who posted it will mark the mystery as being solved and the case will close. TO avoid any partiality, the person who will send the solution, their identity will not be revealed to the one who posted the mystery.</text:span></text:p>
      <text:p text:style-name="P4"/>
      <text:p text:style-name="P5">13) <text:span text:style-name="T20">Solve cases- </text:span>Other users can send the solutions of the mystery cases to the user who posted the case by being anonymous. If no user is able to solve the case or all the solutions are wrong, the case will be closed <text:span text:style-name="T15">and the solution will be released by the original author of the problem.</text:span></text:p>
      <text:p text:style-name="P5"/>
      <text:p text:style-name="P2">14) <text:span text:style-name="T20">Promote the posts- </text:span><text:span text:style-name="T14">Based on how quickly some user solved the case or how many cases has the user solved, their posts will be promoted so that their posts gets more likes and comments.</text:span></text:p>
      <text:p text:style-name="P6"/>
      <text:list xml:id="list7476031989511287369" text:style-name="WW8Num2">
        <text:list-item>
          <text:list>
            <text:list-header>
              <text:p text:style-name="P183"><text:span text:style-name="T34">2.3<text:tab/></text:span>User Classes and Characteristics</text:p>
            </text:list-header>
          </text:list>
        </text:list-item>
      </text:list>
      <text:p text:style-name="P125">The users of MeeturMate will mainly be those who are looking to meet new people who share common interests and passion. As in Facebook, anyone can register with the application and exploit its features and use it for his/her benefits. They will find the apt environment to meet new people, share their interests/passions with them, post mysteries and do much more.</text:p>
      <text:p text:style-name="P8"><text:bookmark text:name="page7"/></text:p>
      <text:p text:style-name="P106"/>
      <text:p text:style-name="P28">2.4. Constraints</text:p>
      <text:p text:style-name="P105"/>
      <text:p text:style-name="P175">Developers of the product should be aware that main feature of the intended product is portability. So they should use common libraries and tools that can work with all the common internet browser application with no problem.</text:p>
      <text:p text:style-name="P107"/>
      <text:p text:style-name="P176">Developers should also be careful about the privacy of users. Since product will be cloud application, all user data will be kept on cloud server and necessary precautions should be taken to protect user data.</text:p>
      <text:p text:style-name="P108"/>
      <text:p text:style-name="P92">Since product will be cloud application and all user programs will be executed on cloud server, developers should limit the privileges of the users so that they cannot harm other users’ data and system server.</text:p>
      <text:p text:style-name="P92"/>
      <text:p text:style-name="P94">While developing the product, I will have to take care of the many constraints that exists. Each user's privacy should be maintained so that someone cannot hack into someone else's account and post on their behalf. Also, chat should not be stored somewhere else it may be leaked or even if it is stored, it should be encrypted well enough that it cannot be misused by anyone. <text:span text:style-name="T39">Users should have limited privileges so that they cannot exercise the </text:span><text:soft-page-break/><text:span text:style-name="T39">administrative rights like adding any new user, deleting any existing user, etc. Also, all the data will be on cloud server, so, I need to make the data secured. I need to make sure that I develop my application in such a way that any of the above constraints are taken care of and nothing amiss happens.</text:span></text:p>
      <text:p text:style-name="P101"/>
      <text:p text:style-name="P101"/>
      <text:p text:style-name="P46"><text:bookmark text:name="page8"/>3. <text:span text:style-name="T43">External Interface Requirements</text:span></text:p>
      <text:p text:style-name="P142"/>
      <text:p text:style-name="P177">In this section, we will look at all the features that need to be implemented in the external interface i.e, the part that would be visiible to the users. We will describe about the external interface requirements. <text:s/></text:p>
      <text:p text:style-name="P141"/>
      <text:p text:style-name="P30"><text:span text:style-name="T16">3.1. </text:span><text:span text:style-name="T26">User Interface</text:span><text:span text:style-name="T27">s</text:span></text:p>
      <text:p text:style-name="P100"/>
      <text:p text:style-name="P147">We need to develop our front-end part i.e, the part which would be visible to the users, in such a way that users can access their rigts in an efficiently, friendly manner and with little difficulty. On the views part, we need to implement the following features:</text:p>
      <text:p text:style-name="P147"/>
      <text:p text:style-name="P146">Before Login:</text:p>
      <text:p text:style-name="P147"/>
      <text:p text:style-name="P147">1. Login</text:p>
      <text:p text:style-name="P147">2. Sign up</text:p>
      <text:p text:style-name="P147">3. Forgot password</text:p>
      <text:p text:style-name="P147"/>
      <text:p text:style-name="P146">After Login:</text:p>
      <text:p text:style-name="P147"/>
      <text:list xml:id="list3441101449892271414" text:style-name="L1">
        <text:list-item>
          <text:p text:style-name="P96">Add interests/passions</text:p>
        </text:list-item>
        <text:list-item>
          <text:p text:style-name="P97"><text:s/>Post photo/video/recording etc.</text:p>
        </text:list-item>
        <text:list-item>
          <text:p text:style-name="P97"><text:s/>View other posts.</text:p>
        </text:list-item>
        <text:list-item>
          <text:p text:style-name="P97"><text:s/>Like/Comment on a post.</text:p>
        </text:list-item>
        <text:list-item>
          <text:p text:style-name="P97"><text:s/>View other users profile.</text:p>
        </text:list-item>
        <text:list-item>
          <text:p text:style-name="P97"><text:s/>View posts categories (Arts/Music/Movies/Sports) wise.</text:p>
        </text:list-item>
        <text:list-item>
          <text:p text:style-name="P97"><text:s/>Manage account</text:p>
        </text:list-item>
        <text:list-item>
          <text:p text:style-name="P97"><text:s/>View mysteries and send solutions.</text:p>
        </text:list-item>
        <text:list-item>
          <text:p text:style-name="P97"><text:s/>Share any post</text:p>
        </text:list-item>
      </text:list>
      <text:p text:style-name="P147"/>
      <text:p text:style-name="P147">Now, we will take into each of the things in a detailed manner:</text:p>
      <text:p text:style-name="P147"/>
      <text:p text:style-name="P147">Before login:</text:p>
      <text:p text:style-name="P147"/>
      <text:p text:style-name="P147">1) Login- Login option should be there on the views part so that the users can enter their credentials and login in the application and use the features of the application. Under login, there shold be both username and password option for the users to enter. Once te user has entered both the details correctly, the user will be logged in.</text:p>
      <text:p text:style-name="P148"/>
      <text:p text:style-name="P147">2) Sign up- If the user is not registered, then the user should be able to opt for sign up i.e, register with the application. Once he clicks sign up, he shold be presented with 3 options: (a) Sign up form, <text:span text:style-name="T30">(b) Sign up using Facebook and (c) Sign up using google. Once the user clicks any out of the 3, he should be guided respectively.</text:span></text:p>
      <text:p text:style-name="P147"/>
      <text:p text:style-name="P149">3) Forgot password- If the user has forgotten his/her password, the user should be able to recover the password using this option. Once the user clicks on the link, a recovery-mail would be sent to the user and he can reset the password using the link.</text:p>
      <text:p text:style-name="P149"><text:soft-page-break/></text:p>
      <text:p text:style-name="P149">After Login:</text:p>
      <text:p text:style-name="P149"/>
      <text:p text:style-name="P150">1) Add interests/likings/passions- There should be an option for the users which would enable them to add their interests and passions onto their profile that the other users can also view it.</text:p>
      <text:p text:style-name="P150"/>
      <text:p text:style-name="P149"><text:span text:style-name="T31">2</text:span>) <text:span text:style-name="T31">Post Photo/Videos etc: The user should have an option of posting a photo/video once (s)he logs in. Using this option, the user can post anything of his/her likings and share with the other users. This option should appear in every registered users profile once they log in.</text:span></text:p>
      <text:p text:style-name="P151">3) <text:span text:style-name="T32">View other posts: Once the user logs in, the user should be able to view other posts of other users just like as in Facebook. There should be a newsfeed for each of the user, but only once they log in.</text:span></text:p>
      <text:p text:style-name="P151"/>
      <text:p text:style-name="P155">4) Like/Comment on a post- The user should be able to like a given pos and comment on any post. The option of both liking and commenting on each post that the user views. Once a user likes or comments on a post, the count of both and the comment section should refresh so that the updated counter and comments appear.</text:p>
      <text:p text:style-name="P152"/>
      <text:p text:style-name="P156">5) View other users profile: Once the user queries for a user, the result should display ther relevant searches and once the user clicks on any profile, the selected users profile should open up. So, in short, one user should be able to select another users profile.</text:p>
      <text:p text:style-name="P153"/>
      <text:p text:style-name="P157">6) View posts categories wise: The user should be able to view the posts according to categories they belong like some people will post it under arts while some amy post under Music. So, the user should be able to view the posts according to the categories they belong to. Once the user clicks on a category, posts of that category should be displayed.</text:p>
      <text:p text:style-name="P153"/>
      <text:p text:style-name="P157">7) Manage account- The users hsould be able to manage their profile. They should be able to change their profile pictures, change their passwords. These options should be displayed to the user so that the user is able to perform all these actions.</text:p>
      <text:p text:style-name="P153"/>
      <text:p text:style-name="P158">8) View mystery cases- The user should be able to post under mysteries category and should also be given the option of sending solution for the mystery.</text:p>
      <text:p text:style-name="P154"/>
      <text:p text:style-name="P159">9) Share any post- Under any post, “Share the post” should be there so that a user can share any given post onto his/her profile within the application or outside the application. Once the user clicks on share the post option, the post should be shared on behalf of the user onto his/her profile. </text:p>
      <text:p text:style-name="P148"/>
      <text:p text:style-name="P148"/>
      <text:p text:style-name="P178"><text:span text:style-name="T44">4.</text:span> System Features</text:p>
      <text:p text:style-name="P109"/>
      <text:p text:style-name="P7">In this subsection, we will examine the features of the system in detail by categorizing them according to their functionality. For each of the feature, we will give an introduction, purpose, diagram and a stimulus/response sequence. Introduction part will give basic background information about the feature. After that, we will show a diagram for the feature representing flow of events. Alternative flow of events will be given in stimulus/response subsection.</text:p>
      <text:p text:style-name="P110"/>
      <text:p text:style-name="P31"><text:span text:style-name="T41">4</text:span><text:span text:style-name="T40">.</text:span><text:span text:style-name="T41">1</text:span><text:span text:style-name="T40"> User Authentication</text:span></text:p>
      <text:p text:style-name="P111"/>
      <text:p text:style-name="P179"><text:soft-page-break/>Product will be used via a web browser. Each user will have his own <text:span text:style-name="T44">profile</text:span>, and he must be logged in to the server to access his workspace. Hence, first-time users must be complete registration process. To register to the system, user must specify some information asked during registration. After validation, registration will completed, and user will be informed.</text:p>
      <text:p text:style-name="P112"/>
      <text:p text:style-name="P174">There will be a login page so that user can type into his login information, and login to the system. Login information will be username or e-mail address and password specified in registration process. Server let through the user if the given username and password are matched with the ones in database saved in registration. If specified information is not matched, an error dialog will be shown. Otherwise, user will be redirected to his personal workspace.</text:p>
      <text:p text:style-name="P103"/>
      <text:p text:style-name="P160">When user forgets his password, he can request new one from the system by specifying his username or e-mail.</text:p>
      <text:p text:style-name="P101"/>
      <text:p text:style-name="P101"/>
      <text:p text:style-name="P28"><text:span text:style-name="T45">4</text:span>.<text:span text:style-name="T45">1</text:span>.1 Stimulus/Response Sequences</text:p>
      <text:p text:style-name="P113"/>
      <text:p text:style-name="P25"><text:span text:style-name="T45">4.1.1.1</text:span> Register</text:p>
      <text:p text:style-name="P101"/>
      <text:p text:style-name="P114"><text:span text:style-name="T33">Normal</text:span> Flow</text:p>
      <text:p text:style-name="P114"/>
      <text:p text:style-name="P114"><text:span text:style-name="T17">User ----&gt; </text:span><text:span text:style-name="T21">D</text:span><text:span text:style-name="T17">tails ----&gt; Information valid ---&gt; Verification---&gt;Registered successfully</text:span> </text:p>
      <text:p text:style-name="P114"/>
      <text:p text:style-name="P117">1) User clicks on sign up.</text:p>
      <text:p text:style-name="P117">2) User enters the details.</text:p>
      <text:p text:style-name="P117">3) If information is valid, verification mails is sent to the user.</text:p>
      <text:p text:style-name="P117">4) If user verifies his/her email, (s)he is registered successfully.</text:p>
      <text:p text:style-name="P114"><text:tab/><text:tab/></text:p>
      <text:p text:style-name="P101"/>
      <text:p text:style-name="P116">Alternate flow</text:p>
      <text:p text:style-name="P116"/>
      <text:p text:style-name="P116"/>
      <text:p text:style-name="P118">1) If details entered are not valid or insufficient, registration fails and the users is being asked to enter the details again.</text:p>
      <text:p text:style-name="P118"/>
      <text:p text:style-name="P118">2) If user fails to do the verification, then also registration is unsucessful</text:p>
      <text:p text:style-name="P101"/>
      <text:p text:style-name="P101"/>
      <text:p text:style-name="P127"><text:span text:style-name="T45">4.1.1.2</text:span> Log In</text:p>
      <text:p text:style-name="P119"/>
      <text:p text:style-name="P120">Norm<text:span text:style-name="T42">a</text:span>l flow</text:p>
      <text:p text:style-name="P119"/>
      <text:p text:style-name="P82"><text:span text:style-name="T17">User ----&gt; </text:span><text:span text:style-name="T22">Username &amp; Password</text:span><text:span text:style-name="T17"> ----&gt; </text:span><text:span text:style-name="T22">Correct--</text:span><text:span text:style-name="T17">--&gt;</text:span><text:span text:style-name="T22">Logged in successfully</text:span></text:p>
      <text:p text:style-name="P82"/>
      <text:p text:style-name="P58">1) User inters username and password.</text:p>
      <text:p text:style-name="P58">2) Server verifis username and password.</text:p>
      <text:p text:style-name="P58">3) If both username and password are matched, the user is successfully logged in.</text:p>
      <text:p text:style-name="P82"/>
      <text:p text:style-name="P84">Alternate flow</text:p>
      <text:p text:style-name="P83"><text:span text:style-name="T23"/></text:p>
      <text:p text:style-name="P58">1) If username and password don't match, log in is shown unsuccessful.</text:p>
      <text:p text:style-name="P58"/>
      <text:p text:style-name="P20"><text:soft-page-break/>4.1.1.<text:span text:style-name="T47">2</text:span> Forgot Password</text:p>
      <text:p text:style-name="P20"/>
      <text:p text:style-name="P32">Normal flow</text:p>
      <text:p text:style-name="P32">User----&gt; Forgot Password----&gt;Recovery mail sent----&gt;Password changed successfully.</text:p>
      <text:p text:style-name="P32"/>
      <text:p text:style-name="P32">1) User clicks on Forgot password.</text:p>
      <text:p text:style-name="P32">2) Recovery mail sent to users email.</text:p>
      <text:p text:style-name="P32">3) User can reset the password by opening recovery mail.</text:p>
      <text:p text:style-name="P32"/>
      <text:p text:style-name="P32">Alternate flow</text:p>
      <text:p text:style-name="P32"/>
      <text:p text:style-name="P32">1) If user is not able to access the recovery email sent, he may not be able to reset the password.</text:p>
      <text:p text:style-name="P85"/>
      <text:p text:style-name="P85">Functional Requirements</text:p>
      <text:p text:style-name="P85"><text:tab/><text:tab/><text:tab/><text:tab/><text:tab/>REQ 1: Log In</text:p>
      <text:p text:style-name="P85"><text:tab/><text:tab/><text:tab/><text:tab/><text:tab/>REQ 2: Sign Up</text:p>
      <text:p text:style-name="P85"><text:tab/><text:tab/><text:tab/><text:tab/><text:tab/>REQ 3: Forgot Password</text:p>
      <text:p text:style-name="P85"><text:tab/><text:tab/><text:tab/><text:tab/><text:tab/><text:span text:style-name="T46">REQ 4: The application should take care of the user <text:tab/><text:tab/><text:tab/><text:tab/><text:tab/><text:tab/>sessions once the user logs in.</text:span></text:p>
      <text:p text:style-name="P26"/>
      <text:p text:style-name="P26">4.2 <text:s/>Home Page <text:span text:style-name="T60">after user logs in.</text:span></text:p>
      <text:p text:style-name="P86"/>
      <text:p text:style-name="P59">Once the user logs in, he will be directed to his profile. He can do/view the following things once he is onto his home page:</text:p>
      <text:p text:style-name="P59"/>
      <text:p text:style-name="P19">4.2.1 Post a video/photo/Recording</text:p>
      <text:p text:style-name="P59"/>
      <text:p text:style-name="P60">User----&gt;Selects the file to be posted----&gt;Posts successfully</text:p>
      <text:p text:style-name="P60"/>
      <text:p text:style-name="P62">Normal flow of event:</text:p>
      <text:p text:style-name="P62"/>
      <text:p text:style-name="P62">1) User selects a video/photo/recording.</text:p>
      <text:p text:style-name="P62">2) User selects post and it is posted.</text:p>
      <text:p text:style-name="P62">3) The post will appear on the users profile.</text:p>
      <text:p text:style-name="P62"/>
      <text:p text:style-name="P63">Alternate flow of event:</text:p>
      <text:p text:style-name="P63"/>
      <text:p text:style-name="P63">1) The format/size of the video/photo/recordings is not supported. Hence, the post will fail.</text:p>
      <text:p text:style-name="P63"/>
      <text:p text:style-name="P18">4.2.2 Add interests/passions/likings</text:p>
      <text:p text:style-name="P61"/>
      <text:p text:style-name="P61"><text:soft-page-break/>Normal flow of event:</text:p>
      <text:p text:style-name="P61"/>
      <text:p text:style-name="P60">User ----&gt; Add interests/passions/likings ----&gt; They are added onto their profile</text:p>
      <text:p text:style-name="P60"/>
      <text:p text:style-name="P60">1) User selects and adds video/photo/recordings.</text:p>
      <text:p text:style-name="P60">2) User clicks on add option.</text:p>
      <text:p text:style-name="P60">3) All the interests and passions are added onto the profile of the user.</text:p>
      <text:p text:style-name="P60"/>
      <text:p text:style-name="P64">Alternate flow of event:</text:p>
      <text:p text:style-name="P64"/>
      <text:p text:style-name="P65">1) The entered passion/interest is <text:span text:style-name="T48">not in the database.</text:span></text:p>
      <text:p text:style-name="P53">2) User will have to again enter and make sure that it is in the database.</text:p>
      <text:p text:style-name="P66"/>
      <text:p text:style-name="P17">4.2.3 View other posts</text:p>
      <text:p text:style-name="P67"/>
      <text:p text:style-name="P54">In this case, other posts will be seen on the profile of the user once they log in onto the application. There will be only normal flow and no alternative flow of events.</text:p>
      <text:p text:style-name="P68"/>
      <text:p text:style-name="P16">4.2.4 Like/Comment on a post</text:p>
      <text:p text:style-name="P77"/>
      <text:p text:style-name="P55">Normal flow of event:</text:p>
      <text:p text:style-name="P68"/>
      <text:p text:style-name="P55">User ----&gt; Like/Comment on a post ----&gt; Like/Comments updated on the post</text:p>
      <text:p text:style-name="P68"/>
      <text:p text:style-name="P55">1) User likes a post and comments on a post.</text:p>
      <text:p text:style-name="P56">2) Likes and comments updated on the post.</text:p>
      <text:p text:style-name="P69"/>
      <text:p text:style-name="P57">Alternative flow of event:</text:p>
      <text:p text:style-name="P69"/>
      <text:p text:style-name="P57">1) User has already liked the post. If the user has already commented, (s)he can comment again.</text:p>
      <text:p text:style-name="P69"/>
      <text:p text:style-name="P15"><text:span text:style-name="T49">4.2.5</text:span> <text:span text:style-name="T50">View other users profile</text:span></text:p>
      <text:p text:style-name="P78"/>
      <text:p text:style-name="P70">Normal flow of events:</text:p>
      <text:p text:style-name="P70"/>
      <text:p text:style-name="P70">User ----&gt; Selects a user ----&gt; View the selected users profile</text:p>
      <text:p text:style-name="P70"/>
      <text:p text:style-name="P70">1) User searches for a users profile.</text:p>
      <text:p text:style-name="P70">2) User selects a user.</text:p>
      <text:p text:style-name="P70">3) User can view the selected users profile.</text:p>
      <text:p text:style-name="P70"/>
      <text:p text:style-name="P70"><text:soft-page-break/>Alternate flow of events:</text:p>
      <text:p text:style-name="P70"/>
      <text:p text:style-name="P70">1) If the user for whom the user searched doesn't exist, then no results will be displayed.</text:p>
      <text:p text:style-name="P70"/>
      <text:p text:style-name="P14">4.2.6 <text:span text:style-name="T51">View posts categories wise</text:span></text:p>
      <text:p text:style-name="P79"/>
      <text:p text:style-name="P71">Normal flow of events:</text:p>
      <text:p text:style-name="P71"/>
      <text:p text:style-name="P71">User ----&gt; Selects a category ----&gt; Views the posts in the category</text:p>
      <text:p text:style-name="P71"/>
      <text:p text:style-name="P72">1) User selects/<text:span text:style-name="T52">searches for</text:span> <text:span text:style-name="T52">a</text:span> category.</text:p>
      <text:p text:style-name="P72">2) User will get all the post in that category.</text:p>
      <text:p text:style-name="P72"/>
      <text:p text:style-name="P73">Alternative flow of events:</text:p>
      <text:p text:style-name="P73"/>
      <text:p text:style-name="P73">1) The searched category doesn't exist. <text:span text:style-name="T53">Hence, the user will have to again search for a valid category.</text:span></text:p>
      <text:p text:style-name="P73"/>
      <text:p text:style-name="P13">4.2.7 Manage accounts</text:p>
      <text:p text:style-name="P80"/>
      <text:p text:style-name="P74">Normal flow of events:</text:p>
      <text:p text:style-name="P74"/>
      <text:p text:style-name="P74">User ----&gt; Selects Manage account ----&gt; Change profile picture</text:p>
      <text:p text:style-name="P74">User ----&gt; Selects Manage account ----&gt; Enter current password ----&gt; Change password</text:p>
      <text:p text:style-name="P74"/>
      <text:p text:style-name="P74">1) User selects “Manage account”.</text:p>
      <text:p text:style-name="P74">2) User can change the profile picture.</text:p>
      <text:p text:style-name="P74">3) If the user wants to change the password, (s)he will enter the current password.</text:p>
      <text:p text:style-name="P74">4) After that, the user can enter his/her new password.</text:p>
      <text:p text:style-name="P74"/>
      <text:p text:style-name="P74">Alternative flow of events:</text:p>
      <text:p text:style-name="P74"/>
      <text:p text:style-name="P74">1) If the user doesn't remember his current password.</text:p>
      <text:p text:style-name="P74"/>
      <text:p text:style-name="P13">4.2.8 <text:span text:style-name="T54">Post mysteries cases</text:span></text:p>
      <text:p text:style-name="P80"/>
      <text:p text:style-name="P75">Normal flow of events</text:p>
      <text:p text:style-name="P75"/>
      <text:p text:style-name="P75">User ----&gt; Mysteries section ----&gt; Post mystery ----&gt; Specify a period ----&gt; Post</text:p>
      <text:p text:style-name="P75"/>
      <text:p text:style-name="P75">1) User will go to the mysteries section.</text:p>
      <text:p text:style-name="P75">2) The user will post the mystery, specify time duration in which the mystery has to be <text:soft-page-break/>solved.</text:p>
      <text:p text:style-name="P75">3) Finally, posts the mystery.</text:p>
      <text:p text:style-name="P75">4) Other users can send the solutions to the mystery henceforth.</text:p>
      <text:p text:style-name="P75"/>
      <text:p text:style-name="P75">Alternative flow of events:</text:p>
      <text:p text:style-name="P75"/>
      <text:p text:style-name="P75">1) If the user posts some other stuff under mysteries section.</text:p>
      <text:p text:style-name="P75"/>
      <text:p text:style-name="P12">4.2.9 Chat with the users</text:p>
      <text:p text:style-name="P81"/>
      <text:p text:style-name="P76">Normal flow of events:</text:p>
      <text:p text:style-name="P75"/>
      <text:p text:style-name="P75">User ----&gt; Selects the user ----&gt; Chat with the user-Live</text:p>
      <text:p text:style-name="P75"/>
      <text:p text:style-name="P75">1) User can select any user.</text:p>
      <text:p text:style-name="P75">2) The user can send message to the other user and chat with the user.</text:p>
      <text:p text:style-name="P35"/>
      <text:p text:style-name="P21">4.2.10 <text:span text:style-name="T55">Follow</text:span></text:p>
      <text:p text:style-name="P21"/>
      <text:p text:style-name="P36">Normal flow of events:</text:p>
      <text:p text:style-name="P36"/>
      <text:p text:style-name="P36">User ----&gt; Selects a user ----&gt; Follows the user</text:p>
      <text:p text:style-name="P36"/>
      <text:p text:style-name="P36">1) The user selects a user.</text:p>
      <text:p text:style-name="P36">2) User follows the selected user.</text:p>
      <text:p text:style-name="P36"/>
      <text:p text:style-name="P37">Alternate flow of events:</text:p>
      <text:p text:style-name="P37"/>
      <text:p text:style-name="P37">1) If the user is already following the selected user.</text:p>
      <text:p text:style-name="P36"/>
      <text:p text:style-name="P22">4.2.11 Share a post</text:p>
      <text:p text:style-name="P22"/>
      <text:p text:style-name="P38">Normal flow <text:span text:style-name="T56">of events:</text:span></text:p>
      <text:p text:style-name="P38"/>
      <text:p text:style-name="P39">User ----&gt; Selects a post ----&gt; Share the post within or outside the applications</text:p>
      <text:p text:style-name="P39"/>
      <text:p text:style-name="P39">1) User selects a post.</text:p>
      <text:p text:style-name="P40">2) User selects “Share the post” option.</text:p>
      <text:p text:style-name="P40">3) User can share the post within or outside the application.</text:p>
      <text:p text:style-name="P40"/>
      <text:p text:style-name="P37">Alternate flow of events:</text:p>
      <text:p text:style-name="P37"/>
      <text:p text:style-name="P37"><text:soft-page-break/>1) If the user has already shared the post.</text:p>
      <text:p text:style-name="P37"/>
      <text:p text:style-name="P23">4.2.12 Send the solutions of mysteries</text:p>
      <text:p text:style-name="P23"/>
      <text:p text:style-name="P33">Main flow of event:</text:p>
      <text:p text:style-name="P33"/>
      <text:p text:style-name="P33">User ----&gt; Selects a mystery ----&gt; Sends the solutions ----&gt; Author of mystery verifies the solution ----&gt; If solution is correct, case marked solved and users notified</text:p>
      <text:p text:style-name="P33"/>
      <text:p text:style-name="P34">1) User selects the mystery case.</text:p>
      <text:p text:style-name="P34">2) User send the solutions to the case. User identity not disclosed.</text:p>
      <text:p text:style-name="P34">3) If the solution is correct, the case will be marked solved.</text:p>
      <text:p text:style-name="P34">4) The user will be notified about his solution being correct.</text:p>
      <text:p text:style-name="P34"/>
      <text:p text:style-name="P24">4.2.13 Posts of the users promoted on the basis of number of mysteries solved</text:p>
      <text:p text:style-name="P24"/>
      <text:p text:style-name="P34">Users posts will be promoted based <text:span text:style-name="T59">on the number of mysteries the users solve or how quickly the users solve the mystery cases.</text:span></text:p>
      <text:p text:style-name="P37"/>
      <text:p text:style-name="P27">FUNCTIONAL REQUIREMENTS:</text:p>
      <text:p text:style-name="P27"><text:tab/><text:tab/><text:tab/><text:tab/><text:tab/>REQ 5: Add passions/Interests/Likings</text:p>
      <text:p text:style-name="P27"><text:tab/><text:tab/><text:tab/><text:tab/><text:tab/>REQ 6: Post a video/photo/recording</text:p>
      <text:p text:style-name="P27"><text:tab/><text:tab/><text:tab/><text:tab/><text:tab/>REQ 7: View users profile</text:p>
      <text:p text:style-name="P27"><text:tab/><text:tab/><text:tab/><text:tab/><text:tab/>REQ 8: View posts category wise</text:p>
      <text:p text:style-name="P27"><text:tab/><text:tab/><text:tab/><text:tab/><text:tab/>REQ 9: Like/Comment on a post</text:p>
      <text:p text:style-name="P27"><text:tab/><text:tab/><text:tab/><text:tab/><text:tab/>REQ 10: Follow a user</text:p>
      <text:p text:style-name="P27"><text:tab/><text:tab/><text:tab/><text:tab/><text:tab/>REQ 11: Share a post</text:p>
      <text:p text:style-name="P27"><text:tab/><text:tab/><text:tab/><text:tab/><text:tab/>REQ 12: Post a mystery</text:p>
      <text:p text:style-name="P27"><text:tab/><text:tab/><text:tab/><text:tab/><text:tab/>REQ 13: Solve a mystery</text:p>
      <text:p text:style-name="P27"><text:tab/><text:tab/><text:tab/><text:tab/><text:tab/>REQ 14: Promote the posts based on solving of <text:tab/><text:tab/><text:tab/><text:tab/><text:tab/><text:tab/><text:tab/> <text:s text:c="2"/>mysteries</text:p>
      <text:p text:style-name="P37"/>
      <text:p text:style-name="P85"/>
      <text:p text:style-name="P30"><text:span text:style-name="T28">5</text:span><text:span text:style-name="T16">. Non-functional Requirements</text:span></text:p>
      <text:p text:style-name="P109"/>
      <text:p text:style-name="P180">In this section, we will look at some of the non-functional requirements for the development of this application. Non-functional requirements include performance requirements, security requirements, portability factor etc. We will talk about them below:</text:p>
      <text:p text:style-name="P180"/>
      <text:p text:style-name="P29"><text:span text:style-name="T57">5.</text:span>1 Performance Requirements</text:p>
      <text:p text:style-name="P121"/>
      <text:p text:style-name="P181">We will develop, firstly, a web application of this and deploy it. As most of the data will be stored on a cloud server, we will need a high capacity server that should be able to manage such huge data and run efficiently. Number of users using the application at the same time can go upto 50% of the total registered users. So, the server should be able to handle concurrent request very efficiently and at a high speed. </text:p>
      <text:p text:style-name="P181"><text:soft-page-break/></text:p>
      <text:p text:style-name="P182">Moreover, response time of the server for any given query should be low. Moreover, teh application should be lightweight so that the application can run on <text:span text:style-name="T58">any machine having slow internet connection as well.</text:span></text:p>
      <text:p text:style-name="P28"/>
      <text:p text:style-name="P28"/>
      <text:p text:style-name="P28">3.3.2 Security Requirements</text:p>
      <text:p text:style-name="P122"/>
      <text:p text:style-name="P170">All the data of the users will be stored on a cloud server. Hence, I need to make sure that all the data is secured. I will have to use proper encryption methods to make sure that none of the data is leaked. Also, username and password of the users will be stored on the cloud server as well. Hence, they should be stored in a highly secured database so that none can use them illegally. </text:p>
      <text:p text:style-name="P123"/>
      <text:p text:style-name="P29">3.3.3 Portability Requirements</text:p>
      <text:p text:style-name="P124"/>
      <text:p text:style-name="P95">The application should be lightweight to make sure that it can run on all the platforms with equal ease even on those machines which have slow internet connection. To make sure that my application is portable, I am using technologies such as HTML, CSS, JQuery. </text:p>
      <text:p text:style-name="P101"/>
      <text:p text:style-name="P101"/>
      <text:p text:style-name="P101"/>
      <text:p text:style-name="P10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 svg:font-family="Calibri" style:font-family-generic="roman"/>
    <style:font-face style:name="Cambria" svg:font-family="Cambria" style:font-family-generic="roman"/>
    <style:font-face style:name="Times New Roman" svg:font-family="'Times New Roman'" style:font-family-generic="roman"/>
    <style:font-face style:name="FreeSans1" svg:font-family="FreeSans" style:font-family-generic="swiss"/>
    <style:font-face style:name="Bitstream Charter" svg:font-family="'Bitstream Charter'"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2" style:display-name="Heading 2" style:family="paragraph" style:parent-style-name="Standard" style:next-style-name="Standard" style:list-style-name="WW8Num2" style:class="text">
      <style:paragraph-properties fo:margin-top="0.494cm" fo:margin-bottom="0.494cm" style:contextual-spacing="false" style:line-height-at-least="0.423cm" fo:keep-together="always" fo:keep-with-next="always"/>
      <style:text-properties fo:font-size="14pt" fo:font-weight="bold" style:font-size-asian="14pt" style:font-weight-asian="bold"/>
    </style:style>
    <style:style style:name="Default_20_Paragraph_20_Font" style:display-name="Default Paragraph Font"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prefix="3.2.2."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prefix="3.2.2.2." style:num-format="1" text:start-value="4">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1" text:start-value="2">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suffix="." style:num-format="1" text:start-value="3">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text:start-value="4">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suffix="." style:num-format="1">
        <style:list-level-properties text:list-level-position-and-space-mode="label-alignment">
          <style:list-level-label-alignment text:label-followed-by="listtab"/>
        </style:list-level-properties>
      </text:list-level-style-number>
      <text:list-level-style-number text:level="2" text:style-name="WW8Num2z1" style:num-format="1" text:display-levels="2">
        <style:list-level-properties text:list-level-position-and-space-mode="label-alignment">
          <style:list-level-label-alignment text:label-followed-by="listtab"/>
        </style:list-level-properties>
      </text:list-level-style-number>
      <text:list-level-style-number text:level="3" text:style-name="WW8Num2z2" style:num-format="1" text:display-levels="3">
        <style:list-level-properties text:list-level-position-and-space-mode="label-alignment">
          <style:list-level-label-alignment text:label-followed-by="listtab"/>
        </style:list-level-properties>
      </text:list-level-style-number>
      <text:list-level-style-number text:level="4" text:style-name="WW8Num2z3" style:num-format="1" text:display-levels="4">
        <style:list-level-properties text:list-level-position-and-space-mode="label-alignment">
          <style:list-level-label-alignment text:label-followed-by="listtab"/>
        </style:list-level-properties>
      </text:list-level-style-number>
      <text:list-level-style-number text:level="5" text:style-name="WW8Num2z4" style:num-format="1" text:display-levels="5">
        <style:list-level-properties text:list-level-position-and-space-mode="label-alignment">
          <style:list-level-label-alignment text:label-followed-by="listtab"/>
        </style:list-level-properties>
      </text:list-level-style-number>
      <text:list-level-style-number text:level="6" text:style-name="WW8Num2z5" style:num-format="1" text:display-levels="6">
        <style:list-level-properties text:list-level-position-and-space-mode="label-alignment">
          <style:list-level-label-alignment text:label-followed-by="listtab"/>
        </style:list-level-properties>
      </text:list-level-style-number>
      <text:list-level-style-number text:level="7" text:style-name="WW8Num2z6" style:num-format="1" text:display-levels="7">
        <style:list-level-properties text:list-level-position-and-space-mode="label-alignment">
          <style:list-level-label-alignment text:label-followed-by="listtab"/>
        </style:list-level-properties>
      </text:list-level-style-number>
      <text:list-level-style-number text:level="8" text:style-name="WW8Num2z7" style:num-format="1" text:display-levels="8">
        <style:list-level-properties text:list-level-position-and-space-mode="label-alignment">
          <style:list-level-label-alignment text:label-followed-by="listtab"/>
        </style:list-level-properties>
      </text:list-level-style-number>
      <text:list-level-style-number text:level="9" text:style-name="WW8Num2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6cm" fo:margin-bottom="2.54cm" fo:margin-left="2.787cm" fo:margin-right="2.787cm" style:writing-mode="lr-tb" style:layout-grid-color="#c0c0c0" style:layout-grid-lines="246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
      <style:page-layout-properties fo:page-width="21.001cm" fo:page-height="29.7cm" style:num-format="1" style:print-orientation="portrait" fo:margin-top="2.496cm" fo:margin-bottom="1.247cm" fo:margin-left="2.505cm" fo:margin-right="2.505cm" style:writing-mode="lr-tb" style:layout-grid-color="#c0c0c0" style:layout-grid-lines="259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3">
      <style:page-layout-properties fo:page-width="21.001cm" fo:page-height="29.7cm" style:num-format="1" style:print-orientation="portrait" fo:margin-top="2.496cm" fo:margin-bottom="1.247cm" fo:margin-left="2.293cm" fo:margin-right="2.399cm" style:writing-mode="lr-tb" style:layout-grid-color="#c0c0c0" style:layout-grid-lines="25957"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4">
      <style:page-layout-properties fo:page-width="21.001cm" fo:page-height="29.7cm" style:num-format="1" style:print-orientation="portrait" fo:margin-top="2.54cm" fo:margin-bottom="1.247cm" fo:margin-left="2.505cm" fo:margin-right="2.54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layout-properties fo:page-width="21.001cm" fo:page-height="29.7cm" style:num-format="1" style:print-orientation="portrait" fo:margin-top="2.54cm" fo:margin-bottom="1.247cm" fo:margin-left="2.505cm" fo:margin-right="2.575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layout-properties fo:page-width="21.001cm" fo:page-height="29.7cm" style:num-format="1" style:print-orientation="portrait" fo:margin-top="2.494cm" fo:margin-bottom="1.247cm" fo:margin-left="2.505cm" fo:margin-right="2.505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layout-properties fo:page-width="21.001cm" fo:page-height="29.7cm" style:num-format="1" style:print-orientation="portrait" fo:margin-top="2.54cm" fo:margin-bottom="1.247cm" fo:margin-left="2.505cm" fo:margin-right="2.646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layout-properties fo:page-width="21.001cm" fo:page-height="29.7cm" style:num-format="1" style:print-orientation="portrait" fo:margin-top="2.54cm" fo:margin-bottom="1.247cm" fo:margin-left="2.505cm" fo:margin-right="2.505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9">
      <style:page-layout-properties fo:page-width="21.001cm" fo:page-height="29.7cm" style:num-format="1" style:print-orientation="portrait" fo:margin-top="2.489cm" fo:margin-bottom="1.247cm" fo:margin-left="2.505cm" fo:margin-right="2.575cm" style:writing-mode="lr-tb" style:layout-grid-color="#c0c0c0" style:layout-grid-lines="259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0">
      <style:page-layout-properties fo:page-width="21.001cm" fo:page-height="29.7cm" style:num-format="1" style:print-orientation="portrait" fo:margin-top="2.494cm" fo:margin-bottom="1.247cm" fo:margin-left="2.293cm" fo:margin-right="2.293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1">
      <style:page-layout-properties fo:page-width="21.001cm" fo:page-height="29.7cm" style:num-format="1" style:print-orientation="portrait" fo:margin-top="2.54cm" fo:margin-bottom="1.247cm" fo:margin-left="2.293cm" fo:margin-right="2.293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2">
      <style:page-layout-properties fo:page-width="21.001cm" fo:page-height="29.7cm" style:num-format="1" style:print-orientation="portrait" fo:margin-top="2.54cm" fo:margin-bottom="1.247cm" fo:margin-left="2.498cm" fo:margin-right="2.822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3">
      <style:page-layout-properties fo:page-width="21.001cm" fo:page-height="29.7cm" style:num-format="1" style:print-orientation="portrait" fo:margin-top="2.494cm" fo:margin-bottom="1.247cm" fo:margin-left="2.293cm" fo:margin-right="2.434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4">
      <style:page-layout-properties fo:page-width="21.001cm" fo:page-height="29.7cm" style:num-format="1" style:print-orientation="portrait" fo:margin-top="2.482cm" fo:margin-bottom="1.247cm" fo:margin-left="2.498cm" fo:margin-right="2.469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5">
      <style:page-layout-properties fo:page-width="21.001cm" fo:page-height="29.7cm" style:num-format="1" style:print-orientation="portrait" fo:margin-top="2.54cm" fo:margin-bottom="1.247cm" fo:margin-left="2.505cm" fo:margin-right="2.716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6">
      <style:page-layout-properties fo:page-width="21.001cm" fo:page-height="29.7cm" style:num-format="1" style:print-orientation="portrait" fo:margin-top="2.482cm" fo:margin-bottom="1.247cm" fo:margin-left="2.293cm" fo:margin-right="2.293cm" style:writing-mode="lr-tb" style:layout-grid-color="#c0c0c0" style:layout-grid-lines="25971"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7">
      <style:page-layout-properties fo:page-width="21.001cm" fo:page-height="29.7cm" style:num-format="1" style:print-orientation="portrait" fo:margin-top="2.494cm" fo:margin-bottom="1.247cm" fo:margin-left="1.905cm" fo:margin-right="2.293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8">
      <style:page-layout-properties fo:page-width="21.001cm" fo:page-height="29.7cm" style:num-format="1" style:print-orientation="portrait" fo:margin-top="2.494cm" fo:margin-bottom="1.247cm" fo:margin-left="2.505cm" fo:margin-right="3.104cm" style:writing-mode="lr-tb" style:layout-grid-color="#c0c0c0" style:layout-grid-lines="25959"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19">
      <style:page-layout-properties fo:page-width="21.001cm" fo:page-height="29.7cm" style:num-format="1" style:print-orientation="portrait" fo:margin-top="2.529cm" fo:margin-bottom="1.247cm" fo:margin-left="2.117cm" fo:margin-right="6.315cm" style:writing-mode="lr-tb" style:layout-grid-color="#c0c0c0" style:layout-grid-lines="2592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0">
      <style:page-layout-properties fo:page-width="21.001cm" fo:page-height="29.7cm" style:num-format="1" style:print-orientation="portrait" fo:margin-top="2.54cm" fo:margin-bottom="1.247cm" fo:margin-left="1.905cm" fo:margin-right="2.293cm" style:writing-mode="lr-tb" style:layout-grid-color="#c0c0c0" style:layout-grid-lines="25913"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2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1.001cm" fo:page-height="29.7cm" style:num-format="1" style:print-orientation="portrait" fo:margin-top="2.489cm" fo:margin-bottom="1.247cm" fo:margin-left="2.505cm" fo:margin-right="2.469cm" style:writing-mode="lr-tb" style:layout-grid-color="#c0c0c0" style:layout-grid-lines="25964" style:layout-grid-base-height="0.423cm" style:layout-grid-ruby-height="0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style:master-page style:name="Converted3" style:page-layout-name="Mpm4"/>
    <style:master-page style:name="Converted4" style:page-layout-name="Mpm5"/>
    <style:master-page style:name="Converted5" style:page-layout-name="Mpm6"/>
    <style:master-page style:name="Converted6" style:page-layout-name="Mpm7"/>
    <style:master-page style:name="Converted7" style:page-layout-name="Mpm2"/>
    <style:master-page style:name="Converted8" style:page-layout-name="Mpm8"/>
    <style:master-page style:name="Converted9" style:page-layout-name="Mpm4"/>
    <style:master-page style:name="Converted10" style:page-layout-name="Mpm9"/>
    <style:master-page style:name="Converted11" style:page-layout-name="Mpm10"/>
    <style:master-page style:name="Converted12" style:page-layout-name="Mpm11"/>
    <style:master-page style:name="Converted13" style:page-layout-name="Mpm10"/>
    <style:master-page style:name="Converted14" style:page-layout-name="Mpm10"/>
    <style:master-page style:name="Converted15" style:page-layout-name="Mpm10"/>
    <style:master-page style:name="Converted16" style:page-layout-name="Mpm12"/>
    <style:master-page style:name="Converted17" style:page-layout-name="Mpm13"/>
    <style:master-page style:name="Converted18" style:page-layout-name="Mpm14"/>
    <style:master-page style:name="Converted19" style:page-layout-name="Mpm15"/>
    <style:master-page style:name="Converted20" style:page-layout-name="Mpm10"/>
    <style:master-page style:name="Converted21" style:page-layout-name="Mpm16"/>
    <style:master-page style:name="Converted22" style:page-layout-name="Mpm17"/>
    <style:master-page style:name="Converted23" style:page-layout-name="Mpm17"/>
    <style:master-page style:name="Converted24" style:page-layout-name="Mpm18"/>
    <style:master-page style:name="Converted25" style:page-layout-name="Mpm17"/>
    <style:master-page style:name="Converted26" style:page-layout-name="Mpm19"/>
    <style:master-page style:name="Converted27" style:page-layout-name="Mpm20"/>
    <style:master-page style:name="Converted28" style:page-layout-name="Mpm21"/>
    <style:master-page style:name="Converted29" style:page-layout-name="Mpm17"/>
    <style:master-page style:name="Converted30" style:page-layout-name="Mpm22"/>
    <style:master-page style:name="Converted31"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5-09-26T00:33:04.345050390</dc:date>
    <meta:generator>LibreOffice/4.2.3.3$Linux_X86_64 LibreOffice_project/420m0$Build-3</meta:generator>
    <meta:editing-duration>PT4H46M8S</meta:editing-duration>
    <meta:editing-cycles>92</meta:editing-cycles>
    <meta:document-statistic meta:table-count="1" meta:image-count="0" meta:object-count="0" meta:page-count="14" meta:paragraph-count="253" meta:word-count="3991" meta:character-count="23297" meta:non-whitespace-character-count="19444"/>
  </office:meta>
</office:document-meta>
</file>